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764b" officeooo:paragraph-rsid="000f76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Integer in justo viverra, cursus diam quis, sagittis nulla. Curabitur et vestibulum urna. Donec maximus interdum enim, non iaculis nunc vestibulum eget. Nunc malesuada enim mauris, sed aliquam neque ornare sodales. Integer nec elementum erat. Sed nisl massa, pulvinar quis tempor a, interdum vitae felis. Suspendisse sit amet pretium tellus, et varius massa. Integer sit amet posuere nisl. Aenean vel libero neque. Duis commodo rhoncus ornare. Aliquam auctor urna eget suscipit cursus. Sed blandit elit nec augue iaculis venenatis.</text:p>
      <text:p text:style-name="P1"/>
      <text:p text:style-name="P1">Donec tincidunt, ipsum nec condimentum elementum, tellus purus hendrerit sapien, vitae imperdiet odio dui et magna. Duis augue turpis, varius in congue id, auctor vitae odio. Nulla sodales lobortis volutpat. Praesent consectetur ipsum ac dui dictum, nec consequat arcu tempor. Maecenas sagittis lectus tempor orci convallis, ac faucibus justo tempor. Nullam libero nibh, luctus at ipsum in, luctus molestie dolor. Interdum et malesuada fames ac ante ipsum primis in faucibus. Quisque viverra egestas tellus quis blandit. Proin at porttitor erat. Etiam vehicula ligula sed justo interdum rutrum. Nam id leo id magna ultricies cursus nec ut libero.</text:p>
      <text:p text:style-name="P1"/>
      <text:p text:style-name="P1">Sed eu neque vitae felis elementum placerat eu vel nulla. Donec vitae nunc quis magna scelerisque convallis quis eget odio. Duis feugiat ex eget lacus malesuada consectetur. Nam sed diam feugiat, iaculis nisl et, bibendum massa. In condimentum tincidunt augue. Nunc quis turpis pretium, congue libero vel, faucibus tortor. Quisque a suscipit mi, sed porta ex. Duis eu ipsum pellentesque, auctor libero ut, tincidunt augue. Donec non lacinia mauris. Proin nec aliquam ex. Aliquam aliquet tempor consectetur. Nam urna dui, rhoncus nec nisl ut, ultrices tincidunt odio. Vestibulum vulputate mauris eu erat sollicitudin varius.</text:p>
      <text:p text:style-name="P1"/>
      <text:p text:style-name="P1">Praesent eu erat a orci gravida lacinia a at tortor. Duis vel viverra lorem, eu condimentum justo. Fusce id est nec orci imperdiet pellentesque. Phasellus in lacus at ante condimentum cursus id id velit. Suspendisse cursus congue ex et pellentesque. In ut mattis diam. Ut mattis sapien ac orci luctus vehicula. Suspendisse aliquam eleifend augue a tempus. Nam egestas posuere ipsum, vel eleifend magna pulvinar a. Nulla venenatis iaculis sem id pharetra. Duis sed mattis magna. Donec at dui mauris.</text:p>
      <text:p text:style-name="P1"/>
      <text:p text:style-name="P1">Praesent ultricies nunc diam, sed lacinia risus egestas et. Phasellus semper, tellus id sagittis consectetur, augue massa blandit leo, sed elementum est est vel tellus. Phasellus quis enim turpis. Suspendisse sed aliquet arcu. Vivamus venenatis vitae dui mattis varius. Aenean lacinia aliquam magna, gravida tempor lorem consequat id. Nunc lacinia ligula nec mattis feugiat. Nunc vehicula fermentum interdum. Suspendisse sagittis leo quam, in lacinia sem sollicitudin sit amet. Vivamus ultricies risus et erat pretium semper. Vivamus suscipit elementum convallis. Ut convallis diam neque, vel pharetra turpis dictum a. Nam efficitur, justo a rutrum consectetur, sapien eros tristique felis, maximus tincidunt dui nibh vitae ante. Donec nec velit leo.</text:p>
      <text:p text:style-name="P1"/>
      <text:p text:style-name="P1">Suspendisse dignissim, neque non gravida bibendum, risus sapien placerat metus, eu molestie justo risus eget magna. Etiam consequat, massa ut tincidunt eleifend, diam arcu dignissim elit, sed sollicitudin arcu augue quis metus. Donec consequat commodo egestas. In a risus id massa euismod sagittis. Nam feugiat felis et justo volutpat, vel mollis massa luctus. Sed accumsan ullamcorper vulputate. Ut suscipit ex eget nunc commodo tempus. Morbi finibus hendrerit erat, a suscipit tellus condimentum vitae. Donec orci arcu, egestas ac orci eu, gravida consequat erat. Suspendisse potenti. Suspendisse urna tortor, lacinia sed lobortis sed, auctor vel ligula.</text:p>
      <text:p text:style-name="P1"/>
      <text:p text:style-name="P1">Donec neque libero, tristique at libero pretium, laoreet egestas libero. Donec placerat bibendum auctor. In lacus libero, convallis ut molestie sed, vestibulum at nisi. Interdum et malesuada fames ac ante ipsum primis in faucibus. Cras ac pretium lorem. Aliquam at elit ex. Nam volutpat laoreet nibh ac <text:soft-page-break/>fringilla. Cras nec augue ex. Ut aliquet lectus a lacus condimentum fringilla. In facilisis quis ipsum sagittis sagittis.</text:p>
      <text:p text:style-name="P1"/>
      <text:p text:style-name="P1">Proin pulvinar tempus sem, efficitur tincidunt dui ullamcorper non. Cum sociis natoque penatibus et magnis dis parturient montes, nascetur ridiculus mus. Praesent feugiat, massa a viverra aliquet, risus lacus sagittis diam, non dictum orci eros in nisi. Vivamus sed magna id libero aliquet mattis. Proin varius dui vitae arcu sagittis, nec hendrerit nisi dignissim. Donec nec ultricies ex. Vestibulum ultricies ultricies nulla, eu interdum magna consectetur id. Nam vel dapibus ex, sed suscipit est. Sed ullamcorper justo at nibh auctor eleifend. Suspendisse tincidunt nec eros sit amet efficitur. Maecenas pretium lectus risus, vel lobortis justo congue nec.</text:p>
      <text:p text:style-name="P1"/>
      <text:p text:style-name="P1">Etiam eros elit, varius in fermentum vitae, interdum at est. Proin commodo ligula venenatis risus accumsan, vitae rhoncus eros ultricies. Cras elementum, justo a dictum molestie, dolor risus lacinia lectus, eget semper metus lectus et magna. Nulla maximus fringilla augue, in fringilla velit elementum ut. Lorem ipsum dolor sit amet, consectetur adipiscing elit. Mauris molestie sem nec diam sodales ornare. Pellentesque vel dui non risus bibendum cursus. Ut placerat, orci sodales consequat bibendum, tortor nibh faucibus nisl, eget auctor justo quam id tortor. Morbi a sodales nunc. Interdum et malesuada fames ac ante ipsum primis in faucibus. In placerat, justo et egestas lobortis, nibh tortor varius nisi, quis tristique mauris leo eu velit. Suspendisse pulvinar dignissim interdum. Quisque sed tellus at lacus aliquam fermentum. In eu dictum elit.</text:p>
      <text:p text:style-name="P1"/>
      <text:p text:style-name="P1">Aenean feugiat lorem ac nulla tempor, eu placerat augue finibus. Vestibulum semper a lectus hendrerit imperdiet. Phasellus orci quam, tempor in ligula quis, blandit laoreet mi. Suspendisse feugiat massa condimentum ultrices mattis. Donec semper sapien eget tempus laoreet. Nam suscipit quis risus vitae blandit. Quisque arcu nibh, dignissim at lacus non, mattis rutrum dui. Duis a mattis enim. Integer bibendum tincidunt turpis, eget faucibus lectus sollicitudin id. Cras convallis volutpat orci, vel venenatis mauris vestibulum in. Fusce aliquet nunc sit amet orci ultricies, ut aliquam ipsum varius.</text:p>
      <text:p text:style-name="P1"/>
      <text:p text:style-name="P1">Donec enim eros, dictum id diam vitae, elementum lobortis leo. Curabitur convallis, lacus quis faucibus sagittis, felis quam malesuada augue, at elementum neque erat vel dolor. Maecenas cursus diam risus, eget euismod diam consectetur ut. Suspendisse sollicitudin eu arcu id finibus. Aenean pharetra augue ac sollicitudin tincidunt. Maecenas urna diam, cursus in orci malesuada, laoreet vehicula sem. Morbi tempus pretium venenatis. Sed sed malesuada lacus. Sed semper rutrum justo ac rutrum. Vestibulum ante ipsum primis in faucibus orci luctus et ultrices posuere cubilia Curae; Quisque vel varius ipsum. Vivamus lacinia elit a tortor semper, a maximus lectus placerat.</text:p>
      <text:p text:style-name="P1"/>
      <text:p text:style-name="P1">Quisque venenatis lacinia orci sit amet sollicitudin. Nam ac varius dolor. Donec tristique risus at quam pulvinar convallis. Aliquam a varius nunc. Nunc luctus mi sit amet purus ultricies, eget condimentum lorem elementum. Donec tincidunt mi ut libero facilisis suscipit. Duis ac libero sed augue consectetur malesuada eget ut ex.</text:p>
      <text:p text:style-name="P1"/>
      <text:p text:style-name="P1">In porta et mauris quis varius. Donec ac efficitur sapien, vitae feugiat sapien. Suspendisse tempor enim eget tellus sagittis tincidunt. Pellentesque hendrerit enim eget justo ornare, quis aliquam tortor cursus. Etiam condimentum pharetra dolor eget pulvinar. In eu ipsum et ipsum laoreet blandit eget vitae augue. In mattis ac dui ac faucibus. Curabitur sed luctus elit, in hendrerit mi. Morbi posuere ex felis, et pretium risus tincidunt non. Morbi nec tellus eu enim lacinia posuere. Duis vestibulum facilisis risus, accumsan gravida purus tincidunt nec. Vivamus sed maximus ante. Etiam venenatis nulla tortor, nec auctor velit sodales et. Vestibulum vitae ultrices enim, id congue magna. Nam lacus lorem, lobortis eu lacinia quis, tempor dictum ligula. Nullam at elit massa.</text:p>
      <text:p text:style-name="P1"><text:soft-page-break/></text:p>
      <text:p text:style-name="P1">Proin vitae massa faucibus, dignissim nisl a, placerat nunc. Vivamus fringilla, sem ut tempus malesuada, arcu lorem consequat purus, sit amet molestie metus magna fermentum metus. Fusce blandit nisl sed ante sodales tincidunt. In facilisis mauris auctor lorem laoreet scelerisque. Aliquam non accumsan orci, vel facilisis metus. Etiam euismod a quam ac sollicitudin. Vestibulum id mauris pretium, commodo mi sed, vulputate enim. Ut ac egestas purus. Nulla vitae nulla id nisl ultrices imperdiet. Nulla ac massa risus. Morbi interdum, ipsum et dictum malesuada, mi tellus suscipit nunc, eu interdum arcu dolor a lacus. Pellentesque finibus, turpis vitae vestibulum dapibus, arcu ante rutrum urna, ultrices consequat est nulla ac nibh. Integer finibus ante sit amet velit facilisis pulvinar. Mauris gravida, justo id ullamcorper vehicula, nunc mi facilisis dui, faucibus ornare lectus lectus eu justo.</text:p>
      <text:p text:style-name="P1"/>
      <text:p text:style-name="P1">Pellentesque habitant morbi tristique senectus et netus et malesuada fames ac turpis egestas. Nullam in mauris a est lacinia mattis. Suspendisse potenti. Fusce auctor, massa vel finibus sodales, dolor est pulvinar dui, sit amet consequat elit eros dignissim lorem. Maecenas luctus, diam eu suscipit viverra, magna justo pretium orci, ullamcorper dictum purus ex a nisi. Ut aliquam semper volutpat. Praesent ac elit dolor. Maecenas volutpat tortor at nisi pulvinar efficitur. Morbi fermentum nibh odio, sit amet tempor risus commodo tincidunt.</text:p>
      <text:p text:style-name="P1"/>
      <text:p text:style-name="P1">Etiam nec congue nulla. Mauris sapien sapien, faucibus in fringilla sit amet, vestibulum sed mauris. Maecenas mattis eu lacus egestas laoreet. Aliquam porta tempus nisi in consectetur. Donec vel quam nulla. Nullam molestie lacus quis ultrices consequat. Donec fringilla tellus non libero porta, nec vestibulum massa interdum. Suspendisse laoreet bibendum sagittis. Vestibulum dictum nibh ac erat scelerisque, id viverra diam malesuada.</text:p>
      <text:p text:style-name="P1"/>
      <text:p text:style-name="P1">Praesent porta tellus vitae lacus iaculis, rhoncus tristique libero interdum. Mauris porttitor justo eu ligula auctor, et fermentum enim luctus. Integer ex sapien, posuere vitae vulputate id, maximus non nisi. Nunc ac mi eu ante lobortis vehicula non sed orci. In vitae magna ipsum. Vestibulum ante ipsum primis in faucibus orci luctus et ultrices posuere cubilia Curae; In dignissim faucibus massa, ut fermentum diam aliquet vel. Sed tincidunt tortor et erat sollicitudin, ut egestas mauris aliquam. Vestibulum elementum purus sit amet velit tincidunt pellentesque. Ut lacinia, ex eget molestie fringilla, felis dolor accumsan lectus, ut tempus est erat quis purus. Nullam erat sem, rutrum ut urna vel, luctus egestas arcu. Vestibulum eros augue, imperdiet at tortor quis, bibendum tempor felis. Donec lobortis consequat neque, vitae vulputate nisi ornare volutpat. Maecenas tempus consequat velit non dictum.</text:p>
      <text:p text:style-name="P1"/>
      <text:p text:style-name="P1">Nunc dictum sem quis enim auctor pharetra. Nunc lorem nisi, pharetra vitae imperdiet facilisis, interdum nec magna. Nulla facilisis placerat mattis. Donec consectetur magna sit amet massa blandit, porttitor maximus mauris porttitor. Integer ligula nunc, malesuada a aliquam sit amet, congue quis risus. Aenean sed arcu mauris. Sed sit amet porta nulla. Curabitur cursus tincidunt neque, non rhoncus massa porta quis. In scelerisque, tortor sed semper ultricies, odio nibh maximus tortor, non ullamcorper nunc dui vitae diam. Donec est dui, imperdiet non odio ac, ornare semper leo. Pellentesque ac dui vitae mauris suscipit dignissim. Aliquam erat volutpat. Sed eu posuere odio.</text:p>
      <text:p text:style-name="P1"/>
      <text:p text:style-name="P1">Integer in nisi ultrices, efficitur nunc et, elementum diam. Sed ac blandit nunc. Curabitur iaculis lacus lacus, in sollicitudin metus interdum sit amet. Quisque ligula erat, egestas cursus pharetra at, laoreet at tellus. Nulla finibus id nulla aliquam aliquet. Vivamus hendrerit dui et libero vehicula, a bibendum est condimentum. Quisque sapien libero, imperdiet vel ultrices non, cursus at velit.</text:p>
      <text:p text:style-name="P1"/>
      <text:p text:style-name="P1">Donec ultricies libero quis urna facilisis, in euismod felis aliquet. Maecenas vestibulum velit nibh, in bibendum felis convallis id. In suscipit nec mauris quis aliquet. Phasellus id justo feugiat, vehicula <text:soft-page-break/>nunc vestibulum, porta arcu. Aliquam in interdum tortor. Fusce blandit, nulla consectetur aliquam tempus, turpis neque commodo velit, sed molestie justo orci non libero. Curabitur eu lectus sapien. Aliquam erat volutpat. Nam nec ante dapibus, eleifend massa sit amet, dictum turpis. Duis luctus gravida mollis.</text:p>
      <text:p text:style-name="P1"/>
      <text:p text:style-name="P1">Praesent nec nisl erat. Morbi eget ipsum et nunc elementum accumsan et in nibh. Morbi venenatis dolor eros, eu fringilla leo congue et. Vivamus eget risus in augue bibendum porttitor. Donec in lectus sagittis, imperdiet nunc sit amet, luctus massa. Suspendisse laoreet ut lectus eu gravida. Pellentesque habitant morbi tristique senectus et netus et malesuada fames ac turpis egestas. Morbi a odio at est luctus finibus.</text:p>
      <text:p text:style-name="P1"/>
      <text:p text:style-name="P1">Nullam massa sapien, tristique non dignissim in, ornare at dolor. Integer est elit, tempor sit amet nulla at, congue ornare mauris. Proin mollis pellentesque nisi vel pretium. Morbi in libero eu ante interdum sodales. Praesent eget turpis eget dui ultricies venenatis at et justo. Mauris feugiat fringilla pretium. Mauris auctor sit amet ipsum ac ultrices. Morbi aliquam fermentum dui, in feugiat ipsum aliquam pulvinar. Interdum et malesuada fames ac ante ipsum primis in faucibus. Fusce nec enim maximus tortor congue bibendum. Donec rhoncus erat in massa congue condimentum.</text:p>
      <text:p text:style-name="P1"/>
      <text:p text:style-name="P1">Proin purus urna, posuere aliquet dolor ut, porta tincidunt ante. Mauris risus neque, placerat et sem elementum, rutrum fermentum nulla. Integer ultrices fringilla orci, sit amet posuere lorem laoreet vitae. Integer scelerisque neque non consequat scelerisque. Praesent tincidunt finibus dui, dignissim ullamcorper enim consequat id. Sed facilisis turpis volutpat, laoreet turpis sit amet, sollicitudin purus. Proin purus neque, pellentesque id nunc quis, molestie mattis orci. Praesent at commodo odio.</text:p>
      <text:p text:style-name="P1"/>
      <text:p text:style-name="P1">Aenean in fringilla ante, eu accumsan diam. Vestibulum faucibus, nibh in ultricies feugiat, purus quam viverra turpis, vitae tincidunt est neque sit amet elit. Morbi feugiat vel sem vehicula vestibulum. Vestibulum ante ipsum primis in faucibus orci luctus et ultrices posuere cubilia Curae; In tortor dolor, semper sit amet nulla at, faucibus vulputate dui. Vivamus at arcu felis. Nullam dapibus turpis sapien, et finibus tellus viverra in. Class aptent taciti sociosqu ad litora torquent per conubia nostra, per inceptos himenaeos. Lorem ipsum dolor sit amet, consectetur adipiscing elit.</text:p>
      <text:p text:style-name="P1"/>
      <text:p text:style-name="P1">Nulla porttitor congue erat, ut tincidunt ante interdum at. Ut condimentum nisi nunc. Donec odio tellus, imperdiet ac quam quis, luctus aliquam metus. Curabitur varius laoreet ultrices. Lorem ipsum dolor sit amet, consectetur adipiscing elit. Donec sit amet pulvinar ipsum, eget facilisis eros. Integer eleifend dui sit amet odio gravida eleifend. Vivamus ut sapien lorem. Aenean et elit sed purus aliquam dignissim.</text:p>
      <text:p text:style-name="P1"/>
      <text:p text:style-name="P1">Mauris euismod enim id volutpat eleifend. Pellentesque eros ligula, faucibus et lectus quis, vehicula fringilla velit. Nullam at ex facilisis, tincidunt justo non, pretium lacus. In porttitor consectetur erat. Donec commodo mi neque, non suscipit dui feugiat et. Etiam justo augue, feugiat ultricies erat nec, eleifend tincidunt risus. Aliquam eu sapien lacinia, pharetra lacus feugiat, auctor nisi. Pellentesque a aliquam neque, a mattis velit.</text:p>
      <text:p text:style-name="P1"/>
      <text:p text:style-name="P1">Maecenas a purus porta, dignissim diam vitae, volutpat mi. Ut nisl lectus, pellentesque sed facilisis eu, elementum at ligula. Vivamus maximus suscipit sem quis convallis. Nullam eget elit id massa venenatis porta ut id nibh. Nullam consequat consectetur ante, sed fringilla metus interdum ut. Donec nunc quam, blandit ac nunc non, lacinia pharetra arcu. Integer bibendum nec ex quis porta.</text:p>
      <text:p text:style-name="P1"/>
      <text:p text:style-name="P1">Curabitur scelerisque lectus nec purus suscipit porta. Duis euismod consequat massa quis facilisis. Donec feugiat ligula et elit aliquam efficitur. Nulla nunc ante, mollis at vehicula nec, sollicitudin a <text:soft-page-break/>urna. Nullam blandit erat eu lectus laoreet dignissim. Aliquam convallis leo in dignissim mattis. Integer est mi, finibus ac magna non, mollis laoreet nulla. Quisque sit amet ornare est. Integer blandit purus pellentesque nibh varius, iaculis dapibus orci interdum.</text:p>
      <text:p text:style-name="P1"/>
      <text:p text:style-name="P1">Praesent fermentum turpis urna, ut vestibulum ipsum suscipit non. Nullam et elit ac nunc tincidunt tincidunt. In scelerisque libero eget urna vulputate, vitae aliquet enim tristique. Morbi in dui vitae tortor tristique iaculis. Mauris suscipit ac enim nec condimentum. Praesent elementum dapibus nisi. Vestibulum sagittis gravida pellentesque. Pellentesque arcu tortor, lobortis ut dolor sit amet, sodales maximus nulla. Integer ac finibus mauris.</text:p>
      <text:p text:style-name="P1"/>
      <text:p text:style-name="P1">Maecenas lobortis feugiat felis. Nulla facilisi. Curabitur aliquam ultricies nisi ut pharetra. Praesent et purus in nisl porta accumsan. Quisque fringilla sapien congue, sagittis leo in, condimentum tortor. Phasellus consectetur diam vel dolor porttitor, vitae fringilla diam volutpat. Nulla id cursus felis. Donec lacinia nulla in maximus porta. Donec vitae convallis urna. Morbi ante enim, faucibus non posuere sit amet, semper pharetra quam. Nunc justo nisl, fringilla at euismod ut, molestie consectetur risus.</text:p>
      <text:p text:style-name="P1"/>
      <text:p text:style-name="P1">Pellentesque convallis arcu eu lorem venenatis, sit amet sollicitudin nunc auctor. Nam vehicula lorem ac lacus imperdiet auctor. Praesent leo orci, bibendum nec lorem vel, lacinia gravida est. Nullam sed velit sed leo sagittis interdum in ut diam. Vestibulum dapibus, nibh eget iaculis accumsan, nibh lorem elementum elit, vel mollis lacus sem quis justo. Suspendisse id viverra justo. Maecenas dui tortor, hendrerit elementum gravida non, fermentum id elit. Aliquam volutpat ac urna a volutpat. Praesent ac ex sollicitudin, lacinia orci eu, placerat neque. Nunc eu orci dignissim nibh efficitur condimentum sit amet lacinia ex.</text:p>
      <text:p text:style-name="P1"/>
      <text:p text:style-name="P1">In a elementum ligula. Aenean lacus leo, porttitor ac dolor sed, accumsan porttitor ipsum. In auctor, turpis porttitor facilisis efficitur, massa felis vestibulum orci, at eleifend elit urna cursus nibh. Proin pulvinar orci nec maximus finibus. Interdum et malesuada fames ac ante ipsum primis in faucibus. Curabitur venenatis in ipsum efficitur sagittis. Pellentesque habitant morbi tristique senectus et netus et malesuada fames ac turpis egestas. Aenean convallis velit ac eros tempor tempor. Sed a dui varius, fermentum ex nec, dapibus lectus. Etiam lacinia scelerisque metus, nec semper nisl vehicula non. Ut vel justo eget est efficitur semper.</text:p>
      <text:p text:style-name="P1"/>
      <text:p text:style-name="P1">Aliquam a neque non arcu consequat porta nec in ipsum. Morbi in pellentesque dolor. Ut interdum ornare neque quis rutrum. Integer ultrices congue libero, nec fringilla purus faucibus id. Nulla imperdiet porta magna, sit amet efficitur leo fermentum ac. Nullam nunc est, varius in bibendum id, varius eu mi. Suspendisse id aliquam nulla. Integer eu libero laoreet, commodo nisi et, vulputate neque. Donec convallis aliquam justo. In cursus posuere diam, et aliquet justo elementum ac. Suspendisse potenti. Pellentesque ac odio libero.</text:p>
      <text:p text:style-name="P1"/>
      <text:p text:style-name="P1">Etiam eu velit scelerisque, pellentesque tellus at, imperdiet lectus. In at neque sed justo venenatis molestie. Donec mollis leo mauris. Donec id urna auctor, sodales sapien eget, commodo ante. Ut ultricies euismod auctor. Suspendisse dapibus bibendum felis, in scelerisque nisi sodales vitae. Donec non magna dapibus, suscipit nunc ac, pharetra risus. Proin eleifend id sem eget vestibulum. Quisque posuere dictum arcu pharetra consequat. In hac habitasse platea dictumst. In eget risus eleifend, ornare est mattis, rhoncus turpis. Aliquam aliquam iaculis ligula, eget placerat ante tincidunt et. Donec viverra quam risus, non bibendum orci venenatis eget. Maecenas tempus lectus urna, ut auctor tellus suscipit ut. Suspendisse potenti.</text:p>
      <text:p text:style-name="P1"/>
      <text:p text:style-name="P1">Donec quis purus mattis, ultricies augue vel, congue lorem. Donec luctus lacus molestie consectetur <text:soft-page-break/>aliquet. Nulla facilisi. Etiam accumsan elementum nunc sit amet sodales. Curabitur commodo cursus nibh, vel facilisis sapien aliquam a. Morbi quis convallis nibh, sed lobortis sem. Pellentesque sapien augue, pretium vel congue vel, tincidunt at mi. Cras rutrum aliquet vulputate. Phasellus eu gravida metus. Etiam bibendum arcu id elit vehicula, ac placerat sem iaculis. Proin feugiat non lorem ut mollis. Mauris sagittis dolor nec orci dapibus, in sodales nisi congue. Aenean metus elit, fermentum id ipsum at, accumsan porta lacus. Mauris pellentesque erat id nibh varius sollicitudin a et magna. Cras eu augue eu ante varius sollicitudin. Phasellus et posuere mauris, nec pellentesque nulla.</text:p>
      <text:p text:style-name="P1"/>
      <text:p text:style-name="P1">Aenean scelerisque aliquam arcu, ut cursus tellus placerat a. Pellentesque tincidunt luctus erat et mollis. Donec a justo varius, vulputate dolor iaculis, fringilla nulla. Curabitur pulvinar lorem non suscipit tincidunt. Class aptent taciti sociosqu ad litora torquent per conubia nostra, per inceptos himenaeos. Mauris sit amet rutrum leo. Donec accumsan placerat volutpat. Nullam vulputate nunc eu pharetra ultricies.</text:p>
      <text:p text:style-name="P1"/>
      <text:p text:style-name="P1">Phasellus id justo quis nibh pellentesque consectetur. Nulla congue metus ipsum, id semper erat tempor ac. Cras a pulvinar dui. Aenean non ultrices nulla, vel dapibus velit. Curabitur ipsum enim, blandit in quam id, congue commodo tortor. Nunc eu commodo sapien. Curabitur vestibulum sem eu tempor sodales. Etiam ultricies, orci ac dignissim rhoncus, massa ante lacinia elit, vitae semper nisi diam ut nisl. Interdum et malesuada fames ac ante ipsum primis in faucibus. Donec vel ullamcorper ex. Nunc eu porttitor urna.</text:p>
      <text:p text:style-name="P1"/>
      <text:p text:style-name="P1">Ut at est aliquam, congue ligula et, egestas leo. Etiam eget urna malesuada, scelerisque sem in, volutpat quam. Phasellus ut nulla ac sapien feugiat elementum ut ut dolor. Nunc tempus quam a faucibus tempor. Suspendisse pretium, orci vitae pharetra luctus, arcu arcu porttitor metus, in finibus ipsum elit eu dui. Proin faucibus vulputate mi, eget molestie ex hendrerit eu. Aenean ac mi ut ante bibendum iaculis eu at nibh. Etiam ut elit justo. Maecenas at malesuada elit.</text:p>
      <text:p text:style-name="P1"/>
      <text:p text:style-name="P1">Suspendisse gravida lacus non tellus porttitor, tempus varius ipsum ullamcorper. Integer congue leo vel mollis lacinia. Pellentesque elementum tristique lectus, sit amet dignissim nibh blandit dignissim. Maecenas ornare ultrices malesuada. Fusce lacinia justo justo, at rutrum lorem mollis eu. Nullam scelerisque iaculis purus, at viverra magna mollis at. Fusce diam dolor, placerat ultricies enim ut, finibus sagittis libero. Aenean nec erat et metus interdum sodales. Sed pretium fringilla elit, sed tincidunt enim convallis non. Praesent sed tempus mi. Cras eleifend, lacus sit amet consequat pretium, arcu tellus finibus diam, eget semper nunc diam ut ante.</text:p>
      <text:p text:style-name="P1"/>
      <text:p text:style-name="P1">Duis leo nibh, elementum at sagittis a, maximus id dolor. Nam eget lacus non mauris scelerisque porttitor. Sed mattis dolor eget sollicitudin mollis. Nunc aliquam sem sed ligula dictum cursus. Maecenas rutrum bibendum leo ac mollis. Aliquam dignissim est urna, ac commodo lacus tempor et. Sed eget cursus diam, et ullamcorper augue. Donec a nunc urna. Ut at facilisis lectus. Donec finibus ante tempor lorem dignissim vulputate. Donec ante lorem, sodales id ligula et, dictum auctor massa. Aenean eget neque efficitur diam volutpat egestas ut eu mauris. Quisque tempor sit amet odio non pretium. Morbi rhoncus posuere nunc vel dictum. Nulla vitae augue sed sem aliquet imperdiet et auctor velit. Donec vulputate neque ut semper tempor.</text:p>
      <text:p text:style-name="P1"/>
      <text:p text:style-name="P1">Vestibulum a egestas arcu. Sed eu augue porta, rutrum orci eu, malesuada ipsum. Lorem ipsum dolor sit amet, consectetur adipiscing elit. Phasellus a tortor suscipit, semper tortor elementum, faucibus sem. Duis sollicitudin velit sit amet mauris lobortis aliquam. Sed ultrices ipsum eget aliquet dictum. In neque turpis, euismod eu mattis vitae, congue sed elit. Morbi laoreet nisl non porta hendrerit. Praesent mollis molestie cursus. Nam eget vulputate justo. Phasellus mollis metus quam, non mollis felis lacinia <text:soft-page-break/>quis.</text:p>
      <text:p text:style-name="P1"/>
      <text:p text:style-name="P1">Ut pulvinar vestibulum purus ac congue. Fusce aliquet efficitur odio sed varius. Donec tempus volutpat dui, vehicula molestie nunc congue sit amet. Pellentesque maximus ex elit, non commodo nunc dictum vel. Donec malesuada cursus semper. Integer tincidunt sed tellus congue cursus. Integer eu eros at nulla rutrum dignissim.</text:p>
      <text:p text:style-name="P1"/>
      <text:p text:style-name="P1">Curabitur massa sem, fermentum sit amet neque quis, tincidunt sagittis mauris. Aenean ligula sapien, pulvinar id nibh malesuada, molestie tincidunt ligula. Vestibulum ante ipsum primis in faucibus orci luctus et ultrices posuere cubilia Curae; Proin nec interdum justo. Sed laoreet lorem in mauris blandit, a ultricies arcu cursus. Proin at velit tellus. Vestibulum ante ipsum primis in faucibus orci luctus et ultrices posuere cubilia Curae; Cum sociis natoque penatibus et magnis dis parturient montes, nascetur ridiculus mus. Fusce at dignissim arcu. Suspendisse eget nisl eget felis vestibulum maximus. Etiam nisl odio, condimentum vitae tortor sed, maximus efficitur est. Lorem ipsum dolor sit amet, consectetur adipiscing elit. Ut non bibendum dolor, ac feugiat mauris. Integer et ipsum ornare, eleifend ante vel, volutpat est.</text:p>
      <text:p text:style-name="P1"/>
      <text:p text:style-name="P1">Nunc euismod ex ac turpis cursus placerat. Aliquam sodales hendrerit purus vitae gravida. Duis porttitor consequat ornare. Praesent efficitur posuere urna eget sodales. Interdum et malesuada fames ac ante ipsum primis in faucibus. Nulla pellentesque sagittis ligula a sodales. In ultrices vestibulum mi quis scelerisque. Fusce non nibh convallis, malesuada nisi eget, tincidunt elit. Praesent vel elit quis erat lobortis commodo eu a sapien. Mauris pulvinar elementum neque ut imperdiet. Vivamus vitae nisi et ante volutpat hendrerit sit amet sed velit. Aliquam ultricies est efficitur interdum tincidunt. Vestibulum id tortor nec lorem faucibus suscipit.</text:p>
      <text:p text:style-name="P1"/>
      <text:p text:style-name="P1">Praesent commodo lacus maximus magna vulputate posuere. Ut convallis cursus maximus. Donec pellentesque eget neque nec lacinia. Sed ac consequat risus. Quisque ullamcorper ullamcorper fringilla. Nulla aliquet dolor augue, scelerisque efficitur nisi consectetur eu. Class aptent taciti sociosqu ad litora torquent per conubia nostra, per inceptos himenaeos. Maecenas lacinia eu ipsum non mollis.</text:p>
      <text:p text:style-name="P1"/>
      <text:p text:style-name="P1">Integer sed urna varius neque vulputate placerat. Nullam quam erat, condimentum non enim eu, sodales consectetur tellus. Vivamus porttitor tristique sollicitudin. Ut sapien metus, gravida a porta et, laoreet non enim. Nullam felis mauris, faucibus in enim vel, pharetra consectetur nisi. Vestibulum suscipit volutpat porta. Quisque bibendum, est ac ornare lobortis, magna ex volutpat felis, vel convallis velit dolor a ante. Nunc maximus turpis ac lorem volutpat scelerisque in ut odio. Sed nec hendrerit lacus, quis tristique nunc. Vestibulum ante ipsum primis in faucibus orci luctus et ultrices posuere cubilia Curae; Nam efficitur, est non ornare imperdiet, arcu odio interdum nibh, eget scelerisque nibh magna sed nunc. Pellentesque vitae semper metus. Donec nec vehicula lorem. Nulla laoreet dolor quis velit gravida lobortis.</text:p>
      <text:p text:style-name="P1"/>
      <text:p text:style-name="P1">Nulla nec leo lorem. Duis id erat volutpat, tincidunt metus vitae, molestie eros. Fusce imperdiet pulvinar quam a aliquam. Donec interdum nec lorem vel laoreet. Praesent quis luctus dolor. Aliquam vitae odio in neque suscipit viverra. Phasellus ac tempus enim. Sed libero nunc, sodales in maximus non, rhoncus non leo.</text:p>
      <text:p text:style-name="P1"/>
      <text:p text:style-name="P1">Praesent non faucibus urna. Aenean vitae quam maximus, hendrerit nisl vitae, ultrices nisl. Etiam non justo sed nisi varius efficitur. Integer suscipit id urna a aliquet. In tincidunt ligula at suscipit interdum. Morbi dictum consequat mi quis commodo. Aenean sodales in lorem sed venenatis. Phasellus non sapien sit amet lacus dignissim tempor ac ac mauris. Vivamus ultricies sapien quis erat consequat, vitae <text:soft-page-break/>commodo tellus fermentum. Duis in libero vitae metus rhoncus imperdiet. Phasellus euismod egestas ligula, quis commodo nulla faucibus vel. Integer sed lacus massa. Pellentesque in felis posuere, suscipit nunc ac, molestie augue. Interdum et malesuada fames ac ante ipsum primis in faucibus. Nam sed lorem eget nibh vestibulum malesuada sed non ipsum. Quisque venenatis pellentesque dui consequat pellentesque.</text:p>
      <text:p text:style-name="P1"/>
      <text:p text:style-name="P1">Etiam feugiat purus rutrum, bibendum sem non, ultrices sapien. Nulla eu ante sed metus interdum volutpat non et tortor. Vivamus luctus mauris ut tincidunt imperdiet. Praesent dui neque, lacinia eu libero eu, cursus posuere velit. Proin dui augue, ultricies a elementum sed, aliquet et lacus. In eros tortor, mollis quis enim hendrerit, aliquam eleifend est. Etiam quis quam lorem. Duis at ex et urna consectetur cursus. Aenean ut dui vel enim elementum pharetra.</text:p>
      <text:p text:style-name="P1"/>
      <text:p text:style-name="P1">Praesent vitae diam eros. Sed lacinia sapien sapien, eget convallis sapien consequat viverra. Curabitur semper odio sem. Suspendisse faucibus ligula sed risus viverra, ac lacinia tellus consectetur. Nullam mollis libero non odio varius molestie. In ultricies nulla nec ullamcorper vestibulum. Nam elementum dolor ut urna aliquam, non mattis arcu tristique. Pellentesque tincidunt, diam sed imperdiet pellentesque, justo metus condimentum quam, non tincidunt neque enim a neque. Integer vitae vestibulum tellus.</text:p>
      <text:p text:style-name="P1"/>
      <text:p text:style-name="P1">Ut sollicitudin ut nisi in consectetur. Aenean eget neque mattis, pellentesque tortor et, hendrerit metus. Nullam facilisis pharetra magna et condimentum. Maecenas fringilla vel turpis vel interdum. Aenean quis velit vel massa maximus pretium eget quis nulla. In ut metus in nibh fermentum feugiat. Cras tristique, quam vel semper suscipit, purus justo facilisis metus, et consequat turpis libero sit amet tellus. Ut ornare odio vel iaculis egestas. Sed ipsum neque, tristique vitae metus vel, interdum molestie sem. Cras non elementum nunc. Lorem ipsum dolor sit amet, consectetur adipiscing elit. Sed lobortis dui mi, ac convallis nunc porta vel.</text:p>
      <text:p text:style-name="P1"/>
      <text:p text:style-name="P1">Phasellus egestas tincidunt pulvinar. Etiam varius porttitor fringilla. Aliquam ut porttitor velit. Vestibulum ante ipsum primis in faucibus orci luctus et ultrices posuere cubilia Curae; Mauris diam purus, viverra nec placerat non, tincidunt vel risus. Sed accumsan finibus leo sit amet ornare. Integer rutrum neque ut lectus faucibus pellentesque. Vestibulum vel ornare diam. Nunc bibendum velit sapien, ac gravida eros rhoncus eu. Ut rhoncus tincidunt ipsum, id facilisis tortor consectetur in. Aliquam lobortis enim vitae tincidunt facilisis. Maecenas turpis ex, tincidunt quis urna bibendum, tempor laoreet elit.</text:p>
      <text:p text:style-name="P1"/>
      <text:p text:style-name="P1">Nulla efficitur tempus ullamcorper. Vivamus non bibendum massa, non cursus dolor. Nullam venenatis venenatis tortor, et semper tellus consequat quis. Phasellus sed massa quis velit pellentesque tincidunt. Ut quis ornare orci. Maecenas eget diam nulla. Cum sociis natoque penatibus et magnis dis parturient montes, nascetur ridiculus mus. Mauris et lectus rutrum, gravida ipsum sit amet, convallis lorem.</text:p>
      <text:p text:style-name="P1"/>
      <text:p text:style-name="P1">Donec sollicitudin cursus neque, auctor consequat velit dignissim nec. Etiam id dignissim neque, a luctus metus. Etiam consequat semper tempor. Cras justo quam, porttitor eu purus sed, tempus mattis velit. Pellentesque quis felis condimentum, mattis nunc et, vulputate lacus. Vivamus interdum sit amet nunc at malesuada. Nullam eget blandit dolor.</text:p>
      <text:p text:style-name="P1"/>
      <text:p text:style-name="P1">Nunc ut auctor risus. Nam tristique nulla risus, ac consectetur eros mollis id. Proin vestibulum, ante ut commodo laoreet, arcu quam venenatis mi, in fringilla justo urna ac nibh. Proin consequat urna efficitur, rhoncus risus vitae, aliquet arcu. Integer vel semper metus. In pulvinar lectus eu finibus vehicula. Cras mattis sed magna eget vulputate. Integer nec nunc at ante dignissim imperdiet volutpat <text:soft-page-break/>et sem. Maecenas egestas tortor fermentum turpis pretium, non faucibus nisi lacinia.</text:p>
      <text:p text:style-name="P1"/>
      <text:p text:style-name="P1">Nulla id eros diam. Donec massa neque, rhoncus a posuere at, feugiat id velit. Nam non ullamcorper ex, et sagittis metus. Nullam ac mi in nunc sollicitudin placerat nec vel mi. Vivamus sagittis ornare arcu, sit amet condimentum nunc accumsan ac. Pellentesque hendrerit massa id ligula tempus facilisis. Ut eu magna vel nulla dapibus iaculis. Ut velit nisl, dapibus et tellus volutpat, viverra aliquet enim. In fringilla interdum tellus.</text:p>
      <text:p text:style-name="P1"/>
      <text:p text:style-name="P1">Nunc a nisl sed urna porttitor pharetra nec eget odio. In ullamcorper mauris eu sem tristique laoreet. Curabitur sit amet ipsum lacus. Ut a odio lectus. Maecenas vitae mi sodales, consectetur dolor dapibus, cursus odio. Donec pretium nisi sed neque finibus, non varius sem fringilla. Cras malesuada lacinia ipsum in imperdiet. Vestibulum maximus egestas neque, nec posuere diam molestie at. Sed convallis ac dui quis malesuada. Phasellus eu ornare metus. Donec sodales erat non justo volutpat venenatis. Suspendisse egestas fermentum ornare. Suspendisse potenti. Proin bibendum nibh mattis nunc tincidunt, ac ornare quam commodo.</text:p>
      <text:p text:style-name="P1"/>
      <text:p text:style-name="P1">Fusce fringilla sem neque, in mollis urna ornare et. Donec orci lorem, accumsan non gravida eget, consequat sit amet turpis. Suspendisse aliquet diam vel arcu elementum, a suscipit tortor malesuada. Nullam mattis pellentesque faucibus. Proin ultricies tempor aliquam. Pellentesque habitant morbi tristique senectus et netus et malesuada fames ac turpis egestas. Quisque laoreet risus auctor convallis elementum. Proin at arcu semper, ornare nunc et, vestibulum erat. Aenean luctus tortor arcu, sed sagittis enim blandit non. Phasellus in auctor elit. Nam vehicula urna nec eros tincidunt vulputate.</text:p>
      <text:p text:style-name="P1"/>
      <text:p text:style-name="P1">Nunc id tortor quis nibh venenatis eleifend vitae eu ante. Vestibulum est lorem, posuere vel consectetur sed, finibus pretium quam. Mauris quis dolor lorem. Fusce eget auctor sem, vel cursus ipsum. Vivamus et malesuada nisi, vitae condimentum nisl. Aenean vestibulum tellus eu nibh consectetur rhoncus. Curabitur euismod nisl in nunc ornare, ut placerat arcu rutrum. Aliquam finibus dolor at purus bibendum, quis suscipit orci ultrices. Integer auctor egestas tellus, quis malesuada urna mattis et. Vivamus nec massa feugiat, mollis mauris maximus, blandit ante.</text:p>
      <text:p text:style-name="P1"/>
      <text:p text:style-name="P1">Morbi at velit nec felis lobortis fermentum gravida at tellus. Sed blandit posuere nibh, at eleifend nulla. Donec ex magna, consequat vel arcu ut, porttitor interdum nibh. Aliquam vitae auctor lectus. Ut varius vulputate augue, id laoreet mauris. Vivamus quis bibendum dolor. Donec enim dolor, mattis nec elit et, elementum sodales nulla. Morbi vulputate mi non justo ornare, quis maximus justo semper. Nunc eget nibh nec ex consectetur commodo.</text:p>
      <text:p text:style-name="P1"/>
      <text:p text:style-name="P1">Duis consequat mauris id tellus sodales viverra. Quisque consectetur pretium iaculis. Maecenas quis odio lacinia, tempus ex vel, suscipit lacus. Aliquam ac sodales ipsum. Nulla eget condimentum est. Vivamus euismod eleifend ligula eget auctor. In tristique tempor elit, in ultricies massa finibus eu. Nulla vel pharetra sapien. Morbi nec justo dolor. Phasellus mollis mi id mollis convallis.</text:p>
      <text:p text:style-name="P1"/>
      <text:p text:style-name="P1">Vivamus aliquet, dui at blandit maximus, ipsum neque elementum elit, a lobortis urna orci ac magna. Curabitur a dolor sed nisi fermentum faucibus. Etiam efficitur felis eros, eget pellentesque odio vestibulum ac. Aenean accumsan leo vitae luctus eleifend. Etiam id arcu mi. Nunc aliquam massa vel tellus commodo scelerisque. Quisque fermentum leo in metus facilisis vulputate. Sed malesuada porta eros sit amet sagittis. Suspendisse luctus quis massa at fringilla. Etiam quis dui auctor, pellentesque massa quis, sollicitudin tellus. Vivamus lobortis ex vel eros tempus, quis iaculis nisl vestibulum. Fusce tristique erat nisl, non placerat diam varius nec. Lorem ipsum dolor sit amet, consectetur adipiscing elit. Maecenas accumsan non risus vitae mattis. Vestibulum bibendum mollis velit, sit amet tristique massa <text:soft-page-break/>euismod vitae. In finibus, purus sit amet viverra sollicitudin, diam felis suscipit turpis, sit amet suscipit tortor lorem a ligula.</text:p>
      <text:p text:style-name="P1"/>
      <text:p text:style-name="P1">Curabitur blandit sed ex vel commodo. Nulla vitae arcu sed sem consequat bibendum. Donec aliquam arcu at lacus lobortis, sed laoreet lectus tristique. Maecenas aliquet, erat ac vehicula posuere, metus sapien cursus lorem, in faucibus sem urna tincidunt sem. Duis condimentum justo fringilla rutrum fermentum. Mauris porttitor bibendum libero vel facilisis. Etiam lacus justo, blandit eu orci nec, aliquet iaculis tortor. Integer elementum nibh in nibh luctus viverra. Nunc viverra purus velit, eget suscipit lacus consectetur volutpat. Nullam sodales fringilla tincidunt. Cras pellentesque felis vel porttitor venenatis. Sed nunc ligula, aliquam nec scelerisque id, bibendum in est. Aliquam erat volutpat. Sed ex mi, facilisis non nibh sit amet, vehicula scelerisque massa. Nullam sagittis orci elit, ut feugiat elit dignissim vitae.</text:p>
      <text:p text:style-name="P1"/>
      <text:p text:style-name="P1">Phasellus ac dui viverra, venenatis nisl id, ultricies metus. Fusce et rutrum tellus. Nunc at sem vitae odio lobortis pellentesque sed ut leo. Etiam aliquet vitae sapien a aliquet. Sed fringilla dui mi, at tincidunt justo ullamcorper ut. Quisque egestas tempor tortor et euismod. Pellentesque faucibus, nisi in vulputate suscipit, turpis nisl molestie odio, a tempus sem magna tincidunt augue. Morbi ultrices lacus arcu, sit amet sodales mi laoreet a.</text:p>
      <text:p text:style-name="P1"/>
      <text:p text:style-name="P1">Ut accumsan convallis molestie. Sed et volutpat lorem. Curabitur nec accumsan felis. Donec fermentum eros id vulputate aliquam. Proin semper neque augue, ullamcorper maximus mi tincidunt eget. Donec ante dui, cursus sed condimentum vitae, porta et libero. Curabitur ac scelerisque enim. Mauris id blandit lectus, a vehicula nisi. Quisque vel dapibus velit. Mauris aliquet lorem at dolor molestie semper. Phasellus ac lectus hendrerit, cursus metus in, pretium ligula. Etiam mollis, lorem eu faucibus feugiat, mauris augue scelerisque ante, quis dictum quam sapien vel arcu.</text:p>
      <text:p text:style-name="P1"/>
      <text:p text:style-name="P1">Fusce venenatis molestie erat, sed tristique metus aliquam at. Curabitur accumsan tincidunt odio, quis scelerisque libero blandit at. Mauris ac euismod dui, in porta mauris. Etiam tempor, nulla ac ornare tristique, neque mi fermentum nibh, id pulvinar augue enim eu ante. Vivamus et ante ut lectus fringilla scelerisque condimentum sit amet mauris. Fusce ac varius nulla, eu rutrum nisi. Integer hendrerit pharetra dolor in eleifend. Sed ac dapibus eros, vel vulputate turpis. Donec purus dui, tincidunt eget eros sed, fringilla egestas arcu.</text:p>
      <text:p text:style-name="P1"/>
      <text:p text:style-name="P1">Nullam sit amet urna in urna laoreet scelerisque quis ac nisl. Donec volutpat et lectus ut malesuada. Curabitur tempus velit eu eros elementum eleifend. Donec commodo eleifend blandit. Vestibulum vehicula sagittis metus, vel congue turpis cursus ut. Sed mattis metus et finibus condimentum. Maecenas molestie, nisi et fringilla fringilla, lectus nisi faucibus purus, vel ultricies augue ipsum quis ex. Fusce congue accumsan magna et pretium. Aliquam consectetur sapien egestas, malesuada tortor a, congue neque. Curabitur id rutrum nunc.</text:p>
      <text:p text:style-name="P1"/>
      <text:p text:style-name="P1">Nunc tempus id nisl vel auctor. Aliquam scelerisque vehicula libero et porta. Etiam quis tristique enim. Nam ut diam in nibh varius eleifend. Etiam fermentum libero sed diam tempus, cursus efficitur magna dignissim. Aenean vel maximus tellus. Curabitur elit quam, rutrum sed fermentum egestas, consectetur in lectus. Lorem ipsum dolor sit amet, consectetur adipiscing elit. Fusce tristique scelerisque ullamcorper. Donec vel nisl scelerisque, porta odio nec, convallis massa. Ut ligula mi, ultrices sed nunc non, ultrices cursus orci. Fusce eu nibh dui. Nunc euismod vestibulum odio, eu porta massa auctor sit amet. Sed aliquam, justo id gravida placerat, velit metus interdum massa, at pharetra augue velit vitae nisi. Aliquam vel quam at est rutrum ultrices a sodales nisl. Fusce et luctus urna.</text:p>
      <text:p text:style-name="P1"/>
      <text:p text:style-name="P1"><text:soft-page-break/>Etiam auctor rutrum rutrum. Nullam sollicitudin, ante sit amet euismod lobortis, purus magna eleifend nisl, nec sagittis dolor massa at purus. Sed condimentum vitae eros quis scelerisque. Mauris lacinia mollis placerat. Donec interdum varius tristique. Nulla dignissim, eros ut fermentum imperdiet, urna ipsum accumsan lacus, ac varius est nisi non est. Cras congue euismod metus, id condimentum lorem blandit sit amet.</text:p>
      <text:p text:style-name="P1"/>
      <text:p text:style-name="P1">Quisque quis scelerisque urna, vel blandit felis. Nullam in est consequat, fermentum sapien in, eleifend metus. Vestibulum faucibus justo eget orci interdum, et volutpat nisi aliquam. Vivamus suscipit vel ante ut ultrices. Proin vulputate, elit in porta dignissim, leo tellus semper lorem, ac gravida lorem est nec metus. Nullam tincidunt gravida eros, vitae congue libero tempor sit amet. Vivamus scelerisque luctus est, id consequat massa pulvinar fringilla. Sed facilisis risus ut erat condimentum sodales. Vivamus sed lobortis mi. Donec nunc turpis, finibus nec erat id, lacinia rutrum ipsum. Pellentesque varius feugiat nisl ut maximus. Sed nec scelerisque massa. Aenean quis orci id sapien commodo fermentum eget sit amet velit. Vestibulum placerat blandit sem.</text:p>
      <text:p text:style-name="P1"/>
      <text:p text:style-name="P1">Sed hendrerit orci neque, non aliquam sem luctus a. Duis at efficitur ex. Ut tincidunt leo id rhoncus luctus. Cras semper lorem eu tortor feugiat mollis. Pellentesque porta id justo quis interdum. Ut at varius lectus. Donec metus purus, venenatis fringilla dolor eget, tincidunt accumsan arcu. Nulla dolor enim, scelerisque in tempus non, malesuada quis dolor. Vivamus in ipsum in augue mattis dictum ut quis odio. Mauris commodo at mauris quis venenatis. Pellentesque habitant morbi tristique senectus et netus et malesuada fames ac turpis egestas. Cras fringilla nulla vel nibh volutpat consectetur. Maecenas at ultrices metus, ac egestas ligula. Mauris cursus orci et est ornare posuere. Pellentesque quis condimentum ex.</text:p>
      <text:p text:style-name="P1"/>
      <text:p text:style-name="P1">Duis maximus vehicula libero in auctor. Phasellus cursus enim ut hendrerit lacinia. Integer ut tincidunt sapien. Vivamus vestibulum tempus mollis. Nam lectus eros, fermentum in varius quis, fringilla ac odio. Nulla faucibus, ante id aliquet accumsan, sem ligula lacinia sem, vel finibus mi leo ac eros. Ut nisl ante, tincidunt nec augue tempus, scelerisque lobortis eros. Proin ornare gravida laoreet. Aliquam sit amet risus efficitur, lobortis nibh vel, mollis quam. Quisque et neque vitae lacus feugiat interdum. Sed tincidunt erat eu nibh porttitor, vel posuere quam ornare. Fusce lacus urna, dapibus vulputate leo sit amet, aliquet consequat mi. Praesent ornare dictum tristique.</text:p>
      <text:p text:style-name="P1"/>
      <text:p text:style-name="P1">Cras rhoncus tellus eros. Sed molestie lectus a sem imperdiet facilisis. Sed molestie magna ut sem euismod sollicitudin. Phasellus vel eros at odio sagittis rutrum. Curabitur dignissim dictum risus in tempus. Vivamus ut neque blandit, accumsan nunc non, blandit felis. Proin varius sodales augue non condimentum. Phasellus aliquet id nisl fermentum malesuada. Phasellus at risus eget leo facilisis elementum. Proin gravida consequat lorem, at bibendum ante ultrices a. Aenean sodales mi lorem, a vulputate tellus consequat quis. Suspendisse nibh libero, porttitor ut diam non, viverra congue sapien. Integer non dictum nibh. Suspendisse convallis convallis aliquet. Curabitur dui ante, ultricies nec euismod at, dictum a nulla. Nam condimentum accumsan ipsum, id sodales tellus finibus eget.</text:p>
      <text:p text:style-name="P1"/>
      <text:p text:style-name="P1">Nunc cursus, lectus tincidunt tincidunt consectetur, turpis magna lobortis ex, ac euismod eros lacus ut mauris. Aenean erat felis, mattis id ex ut, efficitur tempus dui. Aliquam purus nunc, consectetur nec feugiat ac, tristique quis magna. Morbi rhoncus ante sed aliquam congue. Donec molestie a mi vel hendrerit. Nam et porttitor ligula, et aliquam lectus. Nullam elementum fringilla risus at varius. Sed nec pharetra lectus. Mauris velit sem, vehicula eu egestas at, egestas ut ante. Etiam maximus quam gravida mattis commodo. Nunc vitae velit ac justo malesuada vestibulum ac ut nunc. Donec tristique neque vel tincidunt sodales.</text:p>
      <text:p text:style-name="P1"/>
      <text:p text:style-name="P1"><text:soft-page-break/>Nam quis cursus mi, ut laoreet nisl. Fusce fermentum gravida lacinia. Nunc hendrerit ex ipsum. Vestibulum hendrerit diam odio, sed viverra odio vestibulum sit amet. Phasellus porttitor viverra erat vel ultricies. Cras vitae magna leo. Praesent ornare leo et tellus aliquam ultricies non at leo. Donec dictum, elit non molestie volutpat, ligula est tristique urna, a vulputate ligula dui ac lectus. Suspendisse potenti. Aliquam in tincidunt ante.</text:p>
      <text:p text:style-name="P1"/>
      <text:p text:style-name="P1">Mauris varius magna in sem cursus lacinia. Mauris posuere sem lorem, mollis ultricies tortor facilisis at. Vivamus arcu nulla, faucibus a imperdiet ac, vehicula eget nibh. Nullam ac nibh neque. Proin gravida mauris diam, eu rhoncus neque viverra sed. In tortor neque, interdum id malesuada at, rutrum ac enim. Nullam metus ante, tempor blandit justo interdum, consequat vestibulum turpis. Integer viverra lacinia arcu, quis porta odio. Ut condimentum convallis vehicula. Vestibulum ante ipsum primis in faucibus orci luctus et ultrices posuere cubilia Curae; In placerat bibendum sapien nec aliquet. Sed iaculis libero metus, at mollis nisi dapibus sed.</text:p>
      <text:p text:style-name="P1"/>
      <text:p text:style-name="P1">Donec sit amet ligula maximus, molestie mauris sed, efficitur mi. Vestibulum et tincidunt urna, eu sodales lacus. Sed tincidunt venenatis libero ac vulputate. Proin tellus justo, porttitor in semper ac, dictum id eros. Nullam massa libero, tempus at blandit id, luctus quis sapien. Duis iaculis blandit iaculis. Cras cursus tortor sit amet elementum facilisis. Integer posuere nunc non eros cursus, at hendrerit nunc interdum.</text:p>
      <text:p text:style-name="P1"/>
      <text:p text:style-name="P1">Aenean eu sapien quis urna tempus sollicitudin eget ac nunc. In condimentum lacus ut risus auctor, et aliquam velit pretium. Curabitur viverra pretium nisl et facilisis. Ut mollis lobortis tristique. Aliquam luctus justo nec turpis cursus, in vehicula mauris gravida. Nulla luctus libero non risus tristique, at egestas orci luctus. Cras nec nunc vehicula, rutrum felis ac, suscipit dolor. Fusce semper nulla risus, sit amet ultrices ligula finibus et. Aenean consequat, elit vitae tristique convallis, dui lacus congue libero, et ornare odio tellus a metus. Nulla ex velit, sollicitudin id est vel, porttitor sollicitudin risus. Cras placerat iaculis velit id congue. In dignissim dui sed magna luctus, id maximus quam commodo. Donec iaculis, lacus egestas tincidunt consectetur, dui urna auctor massa, quis iaculis massa sapien at est. Donec vitae nisl elit.</text:p>
      <text:p text:style-name="P1"/>
      <text:p text:style-name="P1">Curabitur non felis at risus semper luctus. Duis pretium aliquet posuere. Sed eu dolor vitae mauris facilisis condimentum eget et enim. Phasellus sollicitudin cursus tellus. Duis ut sapien vel turpis volutpat maximus. Sed hendrerit elementum justo nec placerat. Fusce et lobortis nisl. Morbi aliquam eros id libero mattis volutpat.</text:p>
      <text:p text:style-name="P1"/>
      <text:p text:style-name="P1">Quisque sit amet enim et velit sagittis sollicitudin. Quisque maximus, justo iaculis scelerisque feugiat, ligula mi elementum dolor, vitae eleifend nibh leo a odio. Nulla vel dolor in nisi convallis tristique. Donec commodo arcu nec metus maximus, in vestibulum enim fermentum. Pellentesque purus nisi, varius congue volutpat a, laoreet quis tellus. Curabitur at velit a elit molestie porta. Duis eget ex mauris. Ut lectus elit, gravida in odio in, molestie eleifend lectus. Donec accumsan, tortor vel tempus vulputate, tortor nisi condimentum mi, et lacinia nulla nibh quis tortor. Morbi quam sapien, dictum a luctus quis, lobortis quis diam. Integer ut suscipit sapien, quis dapibus ligula.</text:p>
      <text:p text:style-name="P1"/>
      <text:p text:style-name="P1">Etiam ex nulla, scelerisque non elementum non, rutrum nec erat. Nam interdum arcu ex, ac consectetur mi ultrices non. Etiam ac tellus nisi. Integer auctor vehicula mi. Sed magna justo, consequat quis gravida non, convallis ut ante. Duis in varius sapien, eu molestie lectus. Lorem ipsum dolor sit amet, consectetur adipiscing elit.</text:p>
      <text:p text:style-name="P1"/>
      <text:p text:style-name="P1">Nam placerat, dolor tempor sagittis mattis, risus justo rhoncus magna, sit amet tincidunt libero tortor <text:soft-page-break/>blandit nunc. Duis sit amet placerat purus. Morbi fringilla euismod nulla ac tristique. Proin gravida feugiat ipsum, malesuada congue purus commodo ac. Vestibulum eleifend lacus purus, sit amet iaculis est placerat sed. Sed rutrum ante ac magna blandit porttitor. Morbi facilisis accumsan dapibus. Ut venenatis elementum ipsum non consectetur. Duis dictum ullamcorper nunc sed varius. Mauris tempus sem nisl, consequat pharetra erat vehicula laoreet.</text:p>
      <text:p text:style-name="P1"/>
      <text:p text:style-name="P1">Sed semper nibh eu tortor interdum lobortis. Mauris ornare consequat facilisis. Ut quis blandit nisl, vel aliquam nunc. Ut fermentum metus vel elementum hendrerit. Nunc porttitor et augue et mattis. Ut tincidunt turpis vel nunc blandit pellentesque. Cras quis odio sem. Cras lacinia felis sit amet urna condimentum, id elementum arcu dapibus. Nam venenatis mattis facilisis. Nullam quis nisl et ex eleifend aliquet id nec nibh. Donec eu ligula a quam posuere lacinia nec vitae tellus. Suspendisse augue odio, placerat nec erat ac, imperdiet gravida magna. Mauris eget pharetra nunc, vitae lobortis nulla.</text:p>
      <text:p text:style-name="P1"/>
      <text:p text:style-name="P1">Etiam accumsan, est ut congue ullamcorper, augue justo faucibus nisl, vitae placerat tellus augue eu mauris. Vestibulum id est eget magna egestas congue ac quis nisl. Nam dapibus ante justo, quis pretium nunc accumsan sed. Nunc rutrum mi in urna convallis, ut finibus nisl feugiat. Curabitur ut mattis eros, eget pretium quam. Nunc eleifend consequat dui et eleifend. Donec maximus consectetur lectus. Etiam tempor tellus vel justo volutpat, a eleifend nisi vulputate.</text:p>
      <text:p text:style-name="P1"/>
      <text:p text:style-name="P1">Maecenas leo libero, tincidunt quis ante et, aliquet efficitur nisi. Morbi pellentesque quam et massa blandit, vel vehicula lacus tempus. Nunc vitae justo dignissim, interdum sem vel, molestie erat. Nulla facilisi. Aliquam at sem porttitor ante cursus feugiat a in purus. Aenean sollicitudin tincidunt orci, ut semper lorem. Nullam vitae ex a magna sollicitudin dapibus. Morbi vel ipsum lorem. Integer tempor justo id nulla vehicula placerat. Pellentesque in elit nulla. Morbi in magna sed dui facilisis volutpat ut non turpis. Fusce a eros vel ante vestibulum facilisis quis vitae nisl. Phasellus at magna commodo, rhoncus est non, blandit est.</text:p>
      <text:p text:style-name="P1"/>
      <text:p text:style-name="P1">Nulla tortor eros, malesuada faucibus lectus et, vestibulum volutpat erat. Pellentesque habitant morbi tristique senectus et netus et malesuada fames ac turpis egestas. Proin sit amet lectus eu turpis vestibulum tempor ut vitae nibh. Maecenas semper malesuada orci. Nunc lacinia porttitor scelerisque. Suspendisse eu volutpat enim, ut venenatis lacus. Nunc lobortis fermentum ex id pellentesque. Nullam congue tempor risus, a ultrices lorem porta eu. Etiam rhoncus tortor velit, eu egestas erat tristique vel. Nullam volutpat sapien lectus, nec ornare ex dapibus id. Nulla facilisi. Aliquam vulputate molestie fringilla. Aenean aliquet ligula libero, at lacinia nisl consectetur quis. Quisque ac arcu et ante scelerisque fringilla.</text:p>
      <text:p text:style-name="P1"/>
      <text:p text:style-name="P1">Phasellus vitae ipsum turpis. Proin et odio accumsan, lobortis nisi ut, pulvinar tortor. Etiam ligula urna, fringilla quis nisi rutrum, vulputate scelerisque eros. Duis vulputate elementum quam quis commodo. Praesent sit amet nulla semper, ultrices augue non, ullamcorper purus. Integer augue ex, ornare at leo id, feugiat tristique ipsum. Sed fermentum egestas orci, vel malesuada sapien. Integer volutpat egestas quam, quis viverra nisl finibus non. Vestibulum gravida, arcu eget cursus feugiat, neque est tempus sapien, malesuada accumsan quam nulla eget ante. Nullam luctus, dolor quis iaculis luctus, lorem velit cursus eros, non malesuada sapien nulla et ipsum. Nullam commodo ullamcorper mi sit amet sodales. Sed tempus, ante vel molestie tristique, nulla sem convallis tellus, sed feugiat arcu eros ut quam. Nulla volutpat suscipit nibh id ultrices. Donec euismod molestie lorem at ullamcorper.</text:p>
      <text:p text:style-name="P1"/>
      <text:p text:style-name="P1">Nunc consequat tortor id pretium sollicitudin. Pellentesque vitae turpis non nulla egestas convallis. Mauris volutpat risus ligula, ut tincidunt est eleifend quis. Sed sollicitudin semper lacus, eu ullamcorper turpis eleifend a. Aliquam ullamcorper eget enim quis blandit. Morbi in dapibus nulla. <text:soft-page-break/>Pellentesque vitae laoreet lectus, mollis porta quam. Mauris in nibh vel elit facilisis condimentum. Duis vel efficitur purus, vel varius ex. Nam eu consectetur ipsum. Aliquam lectus erat, pellentesque nec elementum vel, hendrerit et tortor. Donec nibh sem, sagittis et hendrerit non, faucibus a enim. Aliquam nec leo sit amet lorem gravida sollicitudin. Suspendisse eget faucibus nunc. Nam in velit eget est egestas pretium. Nunc tempus, est fermentum maximus lobortis, ex lorem sodales diam, at ullamcorper erat purus a augue.</text:p>
      <text:p text:style-name="P1"/>
      <text:p text:style-name="P1">Pellentesque vehicula tincidunt purus ac sodales. Donec cursus ultrices tincidunt. Donec facilisis id nunc ut commodo. Proin quis ultrices arcu. Donec suscipit vulputate tellus et congue. Donec aliquam aliquam urna non hendrerit. Praesent tincidunt tempus fringilla. Vestibulum ligula nunc, aliquet vel cursus id, eleifend sollicitudin tortor. Integer sed massa rutrum, blandit felis nec, bibendum ex. Nulla aliquam nisi elit, et mollis eros ultrices id. Pellentesque non augue eget diam iaculis dapibus sit amet eget ligula. Morbi vitae velit ut lacus sollicitudin pulvinar et sit amet mauris. Duis interdum nulla sed dui condimentum dictum. Fusce vulputate sollicitudin erat, eget blandit dui vestibulum ut. Nunc vitae felis sed dolor efficitur pulvinar.</text:p>
      <text:p text:style-name="P1"/>
      <text:p text:style-name="P1">Maecenas ullamcorper dolor sit amet porttitor dignissim. Aenean fringilla tortor quam, ac ornare sapien convallis in. Pellentesque at ullamcorper nunc, in tempus quam. Vivamus congue, ex at maximus pretium, risus mi convallis elit, pulvinar faucibus metus velit at magna. Interdum et malesuada fames ac ante ipsum primis in faucibus. Aenean ac tortor aliquet, sollicitudin nunc ut, finibus tellus. Mauris posuere id ex ac suscipit. Fusce faucibus purus et pellentesque lobortis. Ut volutpat, urna eget tincidunt feugiat, mi urna auctor leo, et rhoncus odio risus iaculis sem. Fusce euismod lacus eu facilisis elementum. Nulla semper vitae diam quis ornare. Duis porta, tortor suscipit egestas luctus, quam eros feugiat quam, ac dignissim nulla dui malesuada augue.</text:p>
      <text:p text:style-name="P1"/>
      <text:p text:style-name="P1">Aliquam sit amet tortor vitae velit ultricies sagittis vitae sed mi. Nullam in viverra ipsum. Curabitur id tortor dolor. Pellentesque pharetra dui vitae quam viverra suscipit. Phasellus tempus felis eu porta rutrum. Proin consequat varius imperdiet. Proin dapibus eros vel arcu convallis varius. Nam elit nisi, ornare interdum magna et, convallis mattis orci. Etiam et justo nec lectus eleifend porta quis nec nibh. Quisque metus nisi, cursus quis pulvinar quis, fringilla vitae ipsum.</text:p>
      <text:p text:style-name="P1"/>
      <text:p text:style-name="P1">Mauris imperdiet risus in lacus bibendum pellentesque. Etiam tristique, elit non aliquet posuere, quam mauris bibendum diam, scelerisque ornare mauris dui vitae ipsum. Donec dapibus sapien eros, sed rhoncus urna convallis quis. Etiam vel ante tempor, scelerisque orci a, mollis nisi. Aenean elementum ante nec eleifend cursus. Sed in sem facilisis, dictum sem in, viverra purus. Sed tincidunt eget nulla non molestie. Vivamus ultrices mattis risus, eget dictum libero feugiat vel. Proin finibus tortor in mattis sodales. Donec viverra sagittis mauris, et lobortis lacus blandit ut.</text:p>
      <text:p text:style-name="P1"/>
      <text:p text:style-name="P1">Aliquam placerat libero elementum tempus finibus. Integer id enim non libero eleifend aliquam. Curabitur dapibus, orci nec vehicula hendrerit, quam arcu mattis purus, et iaculis mi diam vitae turpis. Phasellus efficitur faucibus dictum. Integer nec imperdiet justo, sed hendrerit enim. Maecenas ac neque et est elementum pharetra. Praesent et finibus nibh, vel bibendum ipsum. Cum sociis natoque penatibus et magnis dis parturient montes, nascetur ridiculus mus. Morbi auctor eros et arcu faucibus lacinia. Vivamus ac rhoncus magna, eu tincidunt dui. Morbi in commodo metus. Vivamus ut ornare dui. Nam quis nulla enim. Donec tempor finibus arcu, non tempus ex sodales sed. Aliquam posuere maximus venenatis. In ligula metus, vestibulum in dictum et, convallis in elit.</text:p>
      <text:p text:style-name="P1"/>
      <text:p text:style-name="P1">Sed commodo arcu sed tortor elementum posuere. Maecenas a nisl lectus. Nulla tincidunt lacinia eros, non egestas turpis pharetra quis. In fermentum consequat consequat. Vestibulum at nisi mauris. Fusce <text:soft-page-break/>odio purus, bibendum eget suscipit ac, ultrices sit amet neque. Nunc purus ipsum, dapibus ac venenatis vel, mattis sit amet nisi. Mauris quis condimentum orci. Fusce interdum, ante tincidunt auctor ultrices, leo enim volutpat justo, a vulputate nisi sem sit amet sem. Aliquam eu consequat ex, vel fringilla sapien. Vivamus hendrerit mauris et odio sodales egestas at eu dui. Aliquam mollis est vel sollicitudin aliquet. Sed non aliquam massa, id cursus metus. Nulla facilisi.</text:p>
      <text:p text:style-name="P1"/>
      <text:p text:style-name="P1">Vestibulum id urna eros. Nullam enim quam, feugiat vitae gravida et, condimentum a nibh. Aliquam erat volutpat. Sed porta est eu tellus sollicitudin fermentum. Curabitur malesuada finibus dictum. Nam in ornare lectus. Morbi sodales facilisis orci at ultricies. Praesent iaculis eu lorem non semper. Cras convallis lacinia odio nec ultricies. In massa massa, elementum et vehicula id, malesuada ac felis. Nam non porttitor dolor, vitae ultricies nisi. Donec et arcu erat.</text:p>
      <text:p text:style-name="P1"/>
      <text:p text:style-name="P1">Fusce nec accumsan leo, sed facilisis lorem. Praesent elit nisi, elementum vitae malesuada non, rutrum at metus. Proin orci nibh, blandit a lacus sit amet, condimentum vestibulum purus. Aenean finibus arcu vitae velit suscipit interdum sit amet id orci. Donec id luctus risus, vitae ultricies enim. Phasellus iaculis purus nec metus aliquet, id auctor sem ornare. Donec fermentum velit tellus, nec viverra orci interdum nec. Donec mattis libero lacus, pharetra viverra enim malesuada et. Vivamus ut porta nisl, id iaculis orci. Quisque mollis sed ex eget tincidunt. Vivamus eget tellus nec erat elementum lacinia. Pellentesque neque est, finibus id libero sit amet, congue convallis metus.</text:p>
      <text:p text:style-name="P1"/>
      <text:p text:style-name="P1">Praesent lacinia leo diam, eu mollis lorem tempus quis. Nullam tempus, ante porta condimentum eleifend, leo urna gravida diam, eu blandit risus magna sit amet dolor. Mauris blandit quam sapien, porta molestie quam iaculis eget. Sed ipsum neque, vulputate a pellentesque sed, condimentum a ex. Donec at tellus a nunc congue pretium ac vulputate leo. Praesent iaculis nulla tortor, eget consequat risus tempor non. Mauris egestas et sem ut viverra. Quisque lobortis libero non ultricies ultrices. Vestibulum lobortis varius orci at convallis. Cras vestibulum eleifend nisl luctus interdum. Vestibulum ultrices faucibus erat, eu blandit nibh dignissim sed. Donec vitae consequat magna, quis euismod nibh. Morbi non dui ullamcorper, facilisis urna dictum, consectetur mi. Morbi auctor turpis massa, sed interdum lectus imperdiet vel. Aliquam erat volutpat.</text:p>
      <text:p text:style-name="P1"/>
      <text:p text:style-name="P1">Ut egestas condimentum magna, in viverra nibh tempor at. Nam ultricies rutrum lorem, quis lobortis nunc posuere a. Aliquam nibh sem, dapibus in gravida id, tempor nec neque. Ut euismod metus eu varius vehicula. Suspendisse quis justo vel nisi feugiat malesuada. Suspendisse nibh ex, tempor vel congue et, suscipit nec quam. Aliquam dignissim vel lectus nec venenatis. Donec eu rutrum dolor, quis ullamcorper risus. Lorem ipsum dolor sit amet, consectetur adipiscing elit. Praesent vitae turpis at metus sodales porta sed in sapien. Nullam eu ligula sollicitudin, fringilla erat sed, gravida magna. Fusce vel sapien ut metus accumsan finibus auctor nec sem. Donec purus risus, elementum et vehicula vitae, dictum nec enim. Donec non elit mollis, imperdiet odio non, tristique orci. Nam vel est turpis. Nunc a venenatis est.</text:p>
      <text:p text:style-name="P1"/>
      <text:p text:style-name="P1">Sed ornare vel sapien id aliquet. Maecenas ultricies congue erat vitae interdum. Suspendisse ac ullamcorper augue, ac ultricies arcu. Nullam malesuada enim non tincidunt ullamcorper. Sed varius malesuada lorem et feugiat. Vivamus vel lobortis tortor, vitae rhoncus arcu. Nunc lacinia suscipit magna, in volutpat dui. Donec eu orci ullamcorper, eleifend lectus ac, sollicitudin lectus. Vivamus ut lacus feugiat, porttitor nulla a, tincidunt risus. Quisque feugiat urna eu mauris ultricies, quis rhoncus augue vestibulum. Nulla facilisi. Pellentesque convallis placerat sapien. Pellentesque habitant morbi tristique senectus et netus et malesuada fames ac turpis egestas. Nam vitae libero ac est cursus tristique nec id libero. Vestibulum lobortis efficitur nisi sed egestas. Sed quis massa metus.</text:p>
      <text:p text:style-name="P1"/>
      <text:p text:style-name="P1"><text:soft-page-break/>In finibus nulla vel pellentesque vestibulum. Donec a nisl feugiat, mollis lectus in, aliquam leo. Mauris malesuada erat finibus placerat tincidunt. Curabitur egestas velit tellus, in luctus ipsum venenatis a. Curabitur sit amet lorem eleifend erat gravida iaculis quis at sem. Etiam in dictum ex. Etiam ornare blandit ipsum ut lacinia. Mauris a elit id risus auctor finibus ac ac ex. Nam cursus molestie lectus, eget tempus tortor pulvinar aliquet. Pellentesque ut erat scelerisque, eleifend dolor et, elementum orci. Ut consequat auctor purus non rutrum. Phasellus id nulla pharetra, condimentum leo non, eleifend velit.</text:p>
      <text:p text:style-name="P1"/>
      <text:p text:style-name="P1">Nunc accumsan lacus a massa rutrum, eu bibendum est vehicula. Sed elementum, magna sit amet aliquet dignissim, enim dolor gravida mi, et tincidunt nunc turpis at lorem. Curabitur aliquam sagittis tellus, ut auctor mi vestibulum sed. Sed maximus lorem a ex venenatis, et pellentesque massa sagittis. Praesent vitae facilisis urna. Ut consectetur justo ligula. Quisque vitae tincidunt massa, sed convallis orci. Phasellus nisl sem, dapibus cursus fringilla ut, accumsan at nulla. Quisque faucibus est sem, non posuere libero volutpat ac. Sed nec risus dignissim, mollis metus in, fringilla erat. Sed blandit metus ornare maximus eleifend. Aenean sagittis odio eu tempus mattis. Phasellus nec condimentum leo.</text:p>
      <text:p text:style-name="P1"/>
      <text:p text:style-name="P1">Cras mattis urna risus, ut condimentum ex feugiat ut. Aliquam vulputate nisl eget ipsum vehicula pretium. Quisque elit arcu, iaculis in tortor vel, maximus blandit sapien. Suspendisse varius dapibus urna eget lacinia. Praesent gravida lacinia magna, sed blandit ante pellentesque id. Sed vulputate euismod sapien, eget faucibus felis tristique nec. In sed elit eget nisi lobortis commodo elementum ac augue. Aliquam eu nunc diam. Sed fringilla diam quis odio pellentesque, non tempor elit volutpat. Maecenas quis euismod turpis. Donec laoreet metus eu viverra luctus.</text:p>
      <text:p text:style-name="P1"/>
      <text:p text:style-name="P1">Donec nulla lorem, molestie non ex sit amet, tincidunt condimentum ligula. Donec vehicula mattis nisl sit amet laoreet. Mauris rutrum eros nibh, sit amet ornare mi consectetur nec. Proin et diam id sem vestibulum lacinia eu at nisi. Aenean fringilla vehicula tortor. In faucibus sollicitudin nisi, eu vulputate nisl blandit sit amet. Maecenas in auctor diam, non pellentesque arcu. Nullam nec hendrerit mauris, a venenatis libero. Quisque fringilla nulla in molestie sodales. Vestibulum enim nibh, porttitor in finibus vel, gravida eu ipsum. Curabitur auctor eget lorem quis convallis. Quisque consequat nulla turpis, eget feugiat nulla iaculis et. Pellentesque varius rhoncus est, in vestibulum nulla convallis ac. Nullam sed purus vulputate, tempor sem sed, vestibulum erat. Aliquam erat volutpat. Fusce laoreet, arcu eu dictum facilisis, magna tellus vulputate nunc, fringilla mattis libero leo quis ligula.</text:p>
      <text:p text:style-name="P1"/>
      <text:p text:style-name="P1">Curabitur quis aliquet lectus. Integer ipsum dolor, mattis laoreet rutrum sit amet, laoreet at massa. Aenean cursus, metus in tincidunt pretium, orci mauris aliquet augue, sed eleifend neque purus vel velit. Proin vitae laoreet dolor, vulputate semper dolor. Sed dapibus sed ligula nec finibus. Cras cursus nisi eget sapien egestas, tristique vehicula quam hendrerit. Maecenas et urna quis diam lacinia ultrices eu at ipsum. Nunc in posuere ipsum. Cras auctor suscipit congue.</text:p>
      <text:p text:style-name="P1"/>
      <text:p text:style-name="P1">In laoreet sapien tortor, sit amet maximus mi vehicula vel. Etiam eleifend arcu at justo euismod sagittis. Nunc ac velit sit amet erat interdum pretium ac eget massa. In posuere mollis odio. In molestie diam sit amet lorem auctor, sed feugiat nisl laoreet. Phasellus eu tempus metus. Vestibulum sagittis diam in tellus faucibus mollis. Aliquam lacinia erat eu pulvinar hendrerit. Sed non purus ac sem pretium ornare. Aliquam varius risus ut finibus auctor. Nulla lectus elit, lacinia a velit eu, tempor elementum ipsum. Aliquam iaculis dolor nec augue tristique porttitor. Donec eu turpis vitae metus consectetur auctor. Donec vitae tempor metus.</text:p>
      <text:p text:style-name="P1"/>
      <text:p text:style-name="P1">Aenean commodo tellus eu libero interdum maximus. Sed varius, nibh eget ultrices faucibus, leo nulla fermentum orci, pulvinar malesuada nulla lacus pellentesque mauris. Sed tortor nulla, fringilla vitae erat vitae, facilisis imperdiet magna. Quisque pharetra justo a nulla consequat feugiat. Etiam tempor <text:soft-page-break/>neque ut suscipit vestibulum. Vivamus pellentesque, urna in faucibus maximus, nisl orci efficitur lacus, non placerat elit justo ut tellus. In condimentum leo metus, accumsan semper magna semper vitae. Suspendisse ac finibus risus, a rutrum nulla. Duis tincidunt volutpat ultrices. Vestibulum nec neque ac dolor rhoncus aliquet eget ut lectus. Nunc pellentesque, purus ut tincidunt porta, mi libero placerat nibh, et placerat tellus ipsum ac dolor. In auctor elit at turpis dapibus, eget congue lacus ultrices. Nam varius rutrum viverra. Cras quis nulla tristique, tempor ante sed, sollicitudin diam.</text:p>
      <text:p text:style-name="P1"/>
      <text:p text:style-name="P1">Donec molestie, libero at viverra mattis, risus mi hendrerit tortor, vel aliquet risus ante vel mauris. Pellentesque ex dui, ullamcorper nec ipsum et, gravida pellentesque arcu. Suspendisse suscipit vulputate dolor. Interdum et malesuada fames ac ante ipsum primis in faucibus. Sed ac magna dolor. Nulla facilisi. Donec in bibendum lectus, eget vehicula ligula. Suspendisse sodales massa non odio pellentesque sodales. Phasellus elementum nulla sapien, sit amet tempor lacus semper quis. In hac habitasse platea dictumst. Vivamus suscipit vulputate turpis porta sollicitudin. Interdum et malesuada fames ac ante ipsum primis in faucibus. Proin interdum at dolor et ultrices. Fusce id urna mollis, euismod eros quis, tristique massa. Phasellus et mauris at mi auctor rhoncus ac sit amet eros.</text:p>
      <text:p text:style-name="P1"/>
      <text:p text:style-name="P1">Cras tincidunt ex libero, et tincidunt velit dignissim quis. Sed eu nisi ut sem posuere faucibus et vel orci. Nullam luctus viverra pretium. In hac habitasse platea dictumst. Vestibulum vitae quam sapien. Aliquam in leo quis metus ultricies tempor vel id urna. Vivamus id tortor dolor. Nulla ultricies rutrum massa vel sagittis. Vestibulum porta velit sit amet massa lobortis tempus. Nunc ut velit at enim hendrerit rutrum eu vel diam. Phasellus posuere tempor quam ac ornare. Sed tempor risus nec libero pretium, sit amet tempor nisi suscipit. Ut ac leo faucibus, tempus purus et, suscipit enim. Duis turpis felis, volutpat a lectus ut, finibus faucibus arcu. Nam eu mattis sem. Proin iaculis sapien non sollicitudin pulvinar.</text:p>
      <text:p text:style-name="P1"/>
      <text:p text:style-name="P1">Donec leo erat, bibendum a sagittis molestie, imperdiet et sapien. Pellentesque vel nunc eu velit dapibus ultricies eget id risus. Praesent ut felis id turpis hendrerit consequat. Sed varius tellus tortor, ut bibendum ligula tristique at. Aliquam sit amet bibendum tortor. Vestibulum vel pharetra velit, non aliquet diam. Donec congue a nibh sit amet facilisis. Donec euismod leo ac mollis pretium. Nunc a felis cursus, blandit urna vitae, finibus metus. Nunc ultrices neque nulla, sit amet porta nunc commodo rutrum. Quisque pharetra turpis nisi, non ultrices est pretium eget. Donec pellentesque porttitor tortor sit amet aliquam. Vestibulum eu metus malesuada, efficitur nibh a, dignissim tellus. Mauris aliquet leo eget turpis dictum, eu porttitor urna gravida. Vivamus hendrerit lacinia magna, ac malesuada nulla vehicula eget. Pellentesque rhoncus fringilla libero.</text:p>
      <text:p text:style-name="P1"/>
      <text:p text:style-name="P1">Duis fringilla sapien sed eros malesuada, et placerat dolor tincidunt. Class aptent taciti sociosqu ad litora torquent per conubia nostra, per inceptos himenaeos. Maecenas fringilla nibh a erat ultrices sagittis et nec est. Aliquam quam velit, scelerisque tincidunt commodo sed, elementum sit amet est. Proin interdum eros et volutpat gravida. Integer eget porta purus. Phasellus a congue mi. Ut efficitur augue nunc, non molestie sem suscipit at. Aliquam vel nunc dui. Curabitur suscipit mollis blandit. Nulla convallis efficitur ultrices.</text:p>
      <text:p text:style-name="P1"/>
      <text:p text:style-name="P1">Proin vehicula tempor tincidunt. Etiam et vehicula dolor, in dapibus ligula. In faucibus nisl nec dignissim scelerisque. Fusce id ex neque. Etiam molestie venenatis pulvinar. Proin quis pulvinar felis. Fusce ac facilisis eros, vitae semper purus. Maecenas sed molestie magna. Aenean lobortis efficitur augue vel vulputate. Etiam mollis non erat vel elementum. Suspendisse quis finibus tortor, malesuada iaculis odio. Sed vehicula, dolor fermentum porttitor dapibus, diam mi tempor justo, ut fermentum mauris elit in massa.</text:p>
      <text:p text:style-name="P1"/>
      <text:p text:style-name="P1"><text:soft-page-break/>Donec hendrerit nulla consectetur, hendrerit diam vitae, maximus enim. Curabitur diam nulla, faucibus eget est at, varius tincidunt ipsum. Fusce accumsan dolor ac turpis pretium ultrices. Cras hendrerit vulputate turpis. Curabitur vehicula metus vehicula ullamcorper eleifend. Pellentesque ac diam at metus dapibus egestas at sit amet sem. Pellentesque habitant morbi tristique senectus et netus et malesuada fames ac turpis egestas. Fusce ultricies dapibus dignissim.</text:p>
      <text:p text:style-name="P1"/>
      <text:p text:style-name="P1">Donec turpis tellus, dapibus vitae fringilla id, sodales non ligula. Vivamus sit amet vestibulum leo. Fusce sit amet dignissim dui, nec blandit est. Nam vitae diam vel lectus rutrum consectetur vel at tellus. Nam eleifend auctor sem, a venenatis felis condimentum id. Pellentesque vitae eros pellentesque, ornare mauris non, rhoncus mauris. Nunc ac ligula ipsum. Duis sed felis quam. Curabitur eget ante scelerisque metus molestie sollicitudin. Vestibulum mollis blandit mauris nec bibendum.</text:p>
      <text:p text:style-name="P1"/>
      <text:p text:style-name="P1">Integer malesuada dolor luctus lacinia imperdiet. Curabitur ullamcorper mattis ullamcorper. Ut commodo malesuada risus. Morbi laoreet maximus neque. Nulla feugiat quis ex id fermentum. Ut sed pellentesque nisi. In hac habitasse platea dictumst. Aenean ultrices lectus non enim aliquam aliquam non vitae mi. Class aptent taciti sociosqu ad litora torquent per conubia nostra, per inceptos himenaeos.</text:p>
      <text:p text:style-name="P1"/>
      <text:p text:style-name="P1">Fusce ac pretium ligula. Vivamus venenatis vehicula sem non semper. Mauris dictum ullamcorper dolor id tempus. Etiam ornare odio at nunc maximus, nec vestibulum tortor eleifend. Quisque venenatis urna non condimentum dignissim. In pretium ante eget tincidunt vestibulum. Aenean ullamcorper id felis id tempor. Sed elementum auctor vestibulum. Donec fermentum auctor sagittis.</text:p>
      <text:p text:style-name="P1"/>
      <text:p text:style-name="P1">Ut nec gravida nibh, in bibendum felis. Phasellus vitae rhoncus nibh, at consequat dolor. Vivamus ante arcu, molestie sed tellus ut, consectetur lacinia sem. Integer elementum lectus at pharetra maximus. Aliquam condimentum scelerisque est, ut consequat enim. Fusce sit amet auctor lectus. Donec ultrices varius ante nec sollicitudin. Quisque vitae justo at turpis aliquet pharetra. Phasellus ultricies efficitur eros. Pellentesque pharetra augue sed sem euismod, eget ornare leo egestas.</text:p>
      <text:p text:style-name="P1"/>
      <text:p text:style-name="P1">Sed egestas vehicula massa, quis volutpat turpis bibendum vel. Sed vulputate imperdiet augue, ac aliquet est pretium eu. Praesent ultrices tempor rhoncus. Nullam sed ante pellentesque, malesuada turpis vel, suscipit orci. Proin tincidunt lorem vehicula mi elementum, sed ullamcorper turpis porta. Praesent quis congue ex. Donec in convallis quam. Maecenas ornare quam nec nibh fermentum aliquet. Nam arcu dui, tincidunt a convallis eget, pretium tincidunt urna. Sed metus sem, gravida a tortor at, lacinia congue purus. Curabitur nunc mi, venenatis ac dolor nec, varius elementum magna. In aliquam magna in velit ornare sagittis. Pellentesque quis tincidunt nibh, eget egestas justo. Nunc ut viverra nisl. Vestibulum sit amet est vel arcu pulvinar eleifend vel at purus. Aliquam a justo est.</text:p>
      <text:p text:style-name="P1"/>
      <text:p text:style-name="P1">Suspendisse finibus, quam ac gravida placerat, sem orci vulputate massa, sit amet semper odio nunc et urna. Ut bibendum, massa ac molestie condimentum, sapien libero luctus magna, sit amet pulvinar orci ligula sed quam. Curabitur sodales consequat tellus, at fermentum dolor maximus nec. Sed nisl eros, lacinia ut ultrices eget, hendrerit in erat. Aenean posuere condimentum ipsum vitae finibus. Ut ornare ligula ut tempor scelerisque. Curabitur nulla lorem, viverra ut tempus vitae, ultricies eget est. Cras pharetra iaculis ex, vitae blandit elit tempor quis. Proin et lectus sed est ornare pellentesque non vel lectus. Mauris ac dui malesuada, laoreet arcu sed, rhoncus elit.</text:p>
      <text:p text:style-name="P1"/>
      <text:p text:style-name="P1">Aliquam erat volutpat. Vivamus est augue, eleifend quis vehicula pellentesque, lacinia non turpis. Suspendisse efficitur volutpat iaculis. Integer viverra, nibh in lobortis sodales, ligula sem condimentum eros, et laoreet turpis ante at tortor. Cras eu ante et metus facilisis dictum eu eu dui. Duis consequat tempus varius. Sed lobortis non lectus ut porttitor. Sed quam arcu, consectetur nec libero vitae, varius <text:soft-page-break/>eleifend magna. Pellentesque mattis felis purus, eu rutrum purus vulputate eget. Donec accumsan elementum velit, id tempus elit auctor eget. Sed luctus magna nisi, et semper tellus porttitor et. Nullam nisi risus, pulvinar vel ligula in, fermentum tincidunt magna.</text:p>
      <text:p text:style-name="P1"/>
      <text:p text:style-name="P1">Sed sem velit, elementum at eleifend vitae, faucibus volutpat erat. Donec feugiat ligula dui, eu elementum tellus mollis quis. Mauris viverra sodales dolor, et tempor ante. Vestibulum ante ipsum primis in faucibus orci luctus et ultrices posuere cubilia Curae; Donec sed leo a nulla dapibus luctus. Vivamus porttitor id lorem in malesuada. Aliquam eget feugiat elit, ut condimentum libero. Aenean finibus vestibulum tincidunt. Donec sit amet ornare quam, id suscipit ligula.</text:p>
      <text:p text:style-name="P1"/>
      <text:p text:style-name="P1">Curabitur ornare elit dui. Suspendisse eget urna rutrum, semper nulla et, malesuada ligula. Fusce iaculis molestie elementum. Proin quis interdum felis, id malesuada enim. Maecenas fermentum porttitor dolor sit amet pretium. Maecenas malesuada lacinia nisl, sed luctus velit ullamcorper ullamcorper. Fusce gravida egestas quam porta ullamcorper. Interdum et malesuada fames ac ante ipsum primis in faucibus. Aliquam euismod sapien ac viverra maximus. Phasellus luctus magna quam, et ullamcorper lectus aliquet eu. Fusce sollicitudin lacus eget nisi viverra, vel vehicula odio feugiat. Vivamus ex ex, sodales eget semper non, ultrices ut mauris. Sed ullamcorper justo eu orci tempus dictum. Vivamus dignissim enim et felis fermentum bibendum.</text:p>
      <text:p text:style-name="P1"/>
      <text:p text:style-name="P1">Vivamus tempus velit ut posuere facilisis. Duis vitae lacus velit. Pellentesque magna felis, finibus suscipit sapien at, sodales posuere metus. Curabitur eu fringilla ante. Nunc fermentum tempor mattis. Duis tristique elementum convallis. Aenean et dapibus risus, in luctus tellus. Maecenas molestie est vitae tristique tincidunt. Cras blandit enim neque, sit amet tristique massa pretium a. Sed id pulvinar velit. Proin ornare interdum ultricies. Integer rhoncus ac sem fermentum lobortis. Sed vitae maximus purus, ut pretium odio. Aenean non quam quis libero finibus posuere. Nulla mollis, nisl rhoncus facilisis sodales, arcu magna mattis lacus, nec mattis lectus mi sit amet odio.</text:p>
      <text:p text:style-name="P1"/>
      <text:p text:style-name="P1">Phasellus vitae sem vulputate ex sodales maximus dapibus id diam. Nunc nec tortor nec nunc sollicitudin gravida. Morbi vitae aliquam risus. Etiam enim enim, elementum nec tincidunt in, ultrices in ipsum. Duis ac laoreet dui. Integer vitae nulla vel lectus rhoncus tincidunt. Morbi in nisi fringilla, pellentesque nisi a, consequat sem. Etiam auctor viverra aliquam. Suspendisse ante risus, volutpat ut vestibulum vel, pharetra eu ex. Proin vehicula auctor aliquet. Suspendisse consequat ut lectus molestie fringilla. Mauris egestas sit amet enim in fringilla. Etiam commodo, neque in sollicitudin cursus, lorem ligula fringilla nibh, ut vestibulum libero odio imperdiet velit. Sed mollis felis a velit volutpat, at vehicula sem maximus. Fusce vel eros magna. Maecenas vitae gravida turpis.</text:p>
      <text:p text:style-name="P1"/>
      <text:p text:style-name="P1">Donec varius augue eget ligula tristique bibendum. Phasellus orci nisl, bibendum maximus tincidunt eu, molestie eget massa. Nunc consequat metus eget metus ultricies sagittis. Ut sit amet ornare nisi. Proin porta placerat ultrices. Donec a quam varius, placerat felis vitae, dapibus enim. Etiam luctus mollis diam vitae egestas. Maecenas vel pharetra purus. Nulla a vestibulum purus. Curabitur ac augue in ligula tempus iaculis.</text:p>
      <text:p text:style-name="P1"/>
      <text:p text:style-name="P1">Pellentesque eleifend, justo sit amet accumsan aliquam, turpis velit egestas risus, fringilla elementum urna tellus at sem. Cras blandit erat nec urna lobortis, a accumsan quam cursus. Aliquam quis eros a tortor laoreet scelerisque at sit amet velit. Cras facilisis lectus et purus vulputate gravida. Suspendisse rhoncus libero vitae enim aliquam interdum. Morbi ac est luctus, luctus ipsum vel, vestibulum risus. Praesent finibus quam lorem, vel mollis ex pulvinar ac. In hac habitasse platea dictumst. Phasellus odio felis, rutrum sed lobortis eu, mattis nec augue. Integer ex erat, aliquam eu fermentum non, varius in ex. Pellentesque et dui varius, consectetur nisl a, egestas ex. Suspendisse blandit cursus commodo. Cras sit <text:soft-page-break/>amet iaculis velit, a commodo massa. Vestibulum sed augue augue. Vestibulum faucibus gravida quam ut aliquet.</text:p>
      <text:p text:style-name="P1"/>
      <text:p text:style-name="P1">Vestibulum ante ipsum primis in faucibus orci luctus et ultrices posuere cubilia Curae; Nulla facilisi. Ut cursus nibh quis ligula commodo, eget fringilla ipsum vulputate. Duis viverra magna id tellus facilisis, ut sagittis ex elementum. Phasellus quis volutpat velit, quis pulvinar enim. Sed dictum bibendum dui vitae porttitor. Vestibulum a placerat erat. Nulla nec eros at quam dictum fermentum. Nunc ut sollicitudin elit, ac condimentum nunc. Quisque aliquet ligula ut dictum sollicitudin. Morbi sed eros diam. Morbi ornare ac mi vel auctor.</text:p>
      <text:p text:style-name="P1"/>
      <text:p text:style-name="P1">Sed diam orci, sagittis tempus gravida at, molestie at lacus. In id risus in felis pulvinar pretium. Morbi a sem eu purus aliquet sodales ac non ipsum. Fusce maximus orci sed venenatis vehicula. Maecenas suscipit risus quis purus maximus vehicula. Proin semper nisi id diam sagittis, et congue nisi tincidunt. Nam ornare tellus interdum, lacinia neque eget, sagittis lorem. Sed accumsan consectetur porttitor. Donec fermentum a erat a sodales. Vestibulum sollicitudin, erat sed rhoncus interdum, leo tellus pulvinar orci, ac suscipit nibh lorem nec orci. Duis nec nisl a ligula pharetra bibendum. Nam at maximus quam. Ut vehicula a orci at efficitur. Proin efficitur suscipit pellentesque. Praesent tincidunt vitae augue vitae lacinia. In massa tortor, aliquet a neque quis, mollis cursus nulla.</text:p>
      <text:p text:style-name="P1"/>
      <text:p text:style-name="P1">Donec a mollis dolor, vel mollis erat. Phasellus et nulla est. Donec eu ex sed orci iaculis hendrerit a quis ligula. In dui est, rhoncus sit amet nulla nec, scelerisque bibendum sem. Nulla ac ex quis lorem convallis imperdiet. Donec vel blandit ante, eget interdum dui. Ut non turpis non turpis suscipit vestibulum sed ac tortor. Nulla fringilla tellus in luctus condimentum.</text:p>
      <text:p text:style-name="P1"/>
      <text:p text:style-name="P1">Quisque aliquam molestie augue. Cras non purus venenatis, mattis massa et, tincidunt urna. Praesent quis nulla augue. Etiam varius gravida ipsum et consequat. Maecenas sit amet consequat felis, id vehicula felis. Vivamus ullamcorper sapien eu nulla pharetra, in tempus diam semper. Sed ornare sem vel libero rutrum, at ullamcorper tortor malesuada. Donec ultricies sagittis tincidunt. Duis a erat sit amet tortor dignissim ullamcorper vel non sapien. Sed turpis risus, venenatis vitae tincidunt ut, posuere a lorem.</text:p>
      <text:p text:style-name="P1"/>
      <text:p text:style-name="P1">Donec tempor risus in ligula molestie tincidunt. Nullam dignissim magna a arcu ornare, tempus efficitur augue dapibus. Aenean leo urna, imperdiet eget cursus eget, ullamcorper quis lacus. Mauris vel condimentum nunc. Proin luctus libero accumsan nisi scelerisque maximus. Morbi at accumsan massa. Praesent nec rhoncus nisi, sed feugiat risus. Donec ante lectus, luctus dignissim egestas non, volutpat et lectus. Mauris ac mi sed tellus ultrices accumsan in a velit. Lorem ipsum dolor sit amet, consectetur adipiscing elit. Pellentesque scelerisque, ligula nec interdum ultricies, lectus erat sodales erat, et dignissim justo felis quis diam. In hac habitasse platea dictumst. Nulla facilisi.</text:p>
      <text:p text:style-name="P1"/>
      <text:p text:style-name="P1">Nulla non ante hendrerit, porttitor orci nec, malesuada ex. Proin placerat non neque aliquet mattis. Curabitur erat enim, porttitor nec tempus at, sagittis eget dui. Aenean accumsan enim dapibus nibh vehicula, vitae tristique quam rhoncus. Praesent sollicitudin, tellus eu maximus faucibus, nisl libero pulvinar elit, a tristique turpis nisl sed ante. Integer et eros at purus egestas commodo. Praesent interdum, mi eu pretium venenatis, erat nisl aliquam orci, et aliquam lacus quam sed urna. Quisque pellentesque facilisis semper. Ut et lectus pulvinar, finibus tellus eu, mattis justo. Nullam dapibus commodo efficitur. Nulla condimentum leo tempus, congue neque eget, sodales dui.</text:p>
      <text:p text:style-name="P1"/>
      <text:p text:style-name="P1">Maecenas commodo congue quam, gravida ultricies risus elementum in. Nam cursus risus non nibh lobortis mattis. Aenean sit amet ante tortor. Donec quis odio eros. Fusce elementum nibh nisi. Aenean <text:soft-page-break/>viverra est eget euismod lacinia. Fusce vitae orci libero. In id porta mi. Morbi mollis lacus a risus volutpat, dapibus euismod turpis aliquam. Mauris ultricies bibendum ultricies. Nam vel urna sed lacus pharetra placerat.</text:p>
      <text:p text:style-name="P1"/>
      <text:p text:style-name="P1">Donec quis diam massa. Aenean a leo condimentum, lobortis eros nec, varius mi. Maecenas ut ullamcorper nibh. Ut finibus ante dui, vel tristique est venenatis vel. Nulla feugiat sapien eget elit dapibus mollis. Fusce mauris nisl, molestie ut ipsum placerat, efficitur dictum eros. Morbi orci lorem, tincidunt sed neque sit amet, molestie consequat libero. Nunc quis tellus ut dolor porttitor aliquam. Nullam libero purus, euismod non porta ut, aliquet vel purus.</text:p>
      <text:p text:style-name="P1"/>
      <text:p text:style-name="P1">Curabitur dolor nulla, varius vel congue et, consectetur sit amet orci. Nunc at gravida eros. Cras vitae vestibulum purus. Nulla eu mi in risus vulputate consectetur in sit amet eros. Donec placerat congue ante, a scelerisque mi blandit id. Nulla facilisi. Aenean rutrum dictum ante, bibendum lacinia mauris mollis euismod. Proin a mauris sapien.</text:p>
      <text:p text:style-name="P1"/>
      <text:p text:style-name="P1">Curabitur sollicitudin iaculis libero, a feugiat ipsum dapibus vel. Lorem ipsum dolor sit amet, consectetur adipiscing elit. Duis tellus nulla, commodo in feugiat eu, molestie eget nisl. Curabitur quis finibus neque. Proin nec erat aliquam, egestas erat nec, finibus metus. Fusce purus libero, ornare vitae lacus facilisis, finibus eleifend elit. Vestibulum nibh urna, faucibus vel consequat vitae, fringilla in felis.</text:p>
      <text:p text:style-name="P1"/>
      <text:p text:style-name="P1">Ut sodales augue id turpis pretium, scelerisque egestas odio commodo. Morbi et lacus sed mauris fermentum egestas. Donec quis iaculis nibh. Ut vehicula feugiat sem. Sed ornare placerat tristique. Ut pharetra id dui id convallis. Phasellus faucibus, nibh vel varius posuere, felis ipsum placerat libero, eget convallis dui ligula nec ante. Morbi efficitur nibh tellus, ut rutrum tortor eleifend sed. Integer facilisis massa ac molestie semper. Cras congue tincidunt purus, a pharetra libero ornare nec. Mauris sollicitudin sem dolor. Aliquam rhoncus augue id justo facilisis viverra. Maecenas finibus felis nisi, nec blandit est posuere ut. Ut sit amet mi tortor. Vivamus dictum sed nulla sed scelerisque.</text:p>
      <text:p text:style-name="P1"/>
      <text:p text:style-name="P1">Sed justo arcu, imperdiet et massa eget, placerat facilisis elit. Aliquam eu erat et sapien tincidunt hendrerit sit amet sit amet ligula. Aenean eget sapien sodales, molestie nibh id, ornare turpis. In vitae lectus libero. Aenean sollicitudin lobortis sem, et venenatis nulla facilisis in. Ut a aliquet leo. Aenean luctus leo quis leo ultricies faucibus. Cras tincidunt suscipit congue. Suspendisse sodales sagittis mauris a faucibus. Donec odio tortor, tempor sed lectus ac, imperdiet sollicitudin tellus. Duis sed efficitur arcu. Suspendisse cursus lacus eros, a tempus lorem tempor malesuada. Vestibulum tincidunt cursus mauris, id cursus erat. Maecenas a lobortis magna. Praesent ac finibus sem. Ut vel sapien ante.</text:p>
      <text:p text:style-name="P1"/>
      <text:p text:style-name="P1">Phasellus in nisi non ex finibus porttitor. Sed at pellentesque justo. Aliquam at aliquam sem, sed rhoncus est. Curabitur pharetra est ac nunc congue, sit amet condimentum arcu consequat. Sed imperdiet urna id velit blandit bibendum. Mauris suscipit ipsum mauris, at laoreet nunc hendrerit a. Suspendisse pretium odio ac arcu finibus, eu commodo erat semper. Proin venenatis odio non lectus dapibus finibus.</text:p>
      <text:p text:style-name="P1"/>
      <text:p text:style-name="P1">Donec iaculis arcu quis ligula hendrerit dictum a in purus. Vestibulum metus leo, dignissim dapibus bibendum eget, laoreet non sem. Vivamus efficitur lacinia ex, eu cursus ex elementum quis. Vestibulum id nisi tempor nulla aliquet ultricies. Phasellus rhoncus justo eget lacus finibus pulvinar. Maecenas ultrices risus hendrerit aliquet vestibulum. Proin lobortis ullamcorper purus ut ornare. Proin nulla dolor, maximus eget accumsan id, commodo sed odio. Nulla in sollicitudin sapien, in fermentum ante. Vestibulum fermentum, sapien et ullamcorper cursus, tortor diam scelerisque dui, sed bibendum nisi <text:soft-page-break/>ligula et neque. Pellentesque tempor lectus id nulla ullamcorper tincidunt.</text:p>
      <text:p text:style-name="P1"/>
      <text:p text:style-name="P1">Nulla facilisi. Pellentesque a consequat lectus, placerat venenatis arcu. Donec vulputate nisi eu augue placerat feugiat. Interdum et malesuada fames ac ante ipsum primis in faucibus. Sed gravida tempus condimentum. Etiam pretium, turpis feugiat rhoncus condimentum, justo ante hendrerit nisl, sed commodo libero lorem et purus. Donec vitae sem ut ex euismod elementum. Donec risus turpis, dictum eu tortor at, commodo iaculis sapien. Sed pretium vitae est nec aliquet. Suspendisse id lacinia erat. Donec auctor euismod sagittis. Fusce sed mollis urna. Aenean aliquam, est at mattis finibus, sem lectus imperdiet arcu, consectetur scelerisque nisi purus ac erat. In hac habitasse platea dictumst. Donec nec consectetur diam, nec pulvinar enim. Sed eu urna vel mauris cursus fringilla.</text:p>
      <text:p text:style-name="P1"/>
      <text:p text:style-name="P1">In auctor condimentum diam, vitae fringilla odio suscipit nec. Quisque fermentum nisi quis blandit mattis. Suspendisse consequat, erat sed lobortis interdum, massa est laoreet ante, vel rhoncus lorem dolor convallis nunc. Aliquam id ligula vel nulla ultricies volutpat. Aliquam vitae lorem odio. Nulla ac diam sagittis, rutrum arcu et, egestas sapien. Suspendisse potenti. Morbi rutrum nisl gravida sapien suscipit sollicitudin. Cras congue est non neque tristique, at gravida massa lobortis. Cras varius semper molestie. Etiam gravida est mi, ut blandit neque tempus quis. Morbi bibendum dui et est luctus, at ultrices odio bibendum.</text:p>
      <text:p text:style-name="P1"/>
      <text:p text:style-name="P1">Suspendisse ultricies sem sit amet dui interdum porttitor eu eget mauris. Nulla ut blandit enim. Vivamus a nunc bibendum, porttitor orci vitae, malesuada sapien. Nulla facilisi. Donec elementum nibh eu tellus sodales, sit amet scelerisque ante blandit. Aenean ac massa odio. In mauris libero, finibus eget rutrum a, ultricies eget odio. Sed non sapien vitae felis pharetra laoreet ac non tortor.</text:p>
      <text:p text:style-name="P1"/>
      <text:p text:style-name="P1">Mauris consequat leo at tempus bibendum. Pellentesque elementum tristique lacinia. In sagittis elit quis diam tincidunt dignissim. Phasellus elementum efficitur malesuada. In consectetur a justo at vehicula. Sed nisi elit, vulputate imperdiet blandit vel, rutrum a ligula. Curabitur sodales orci non viverra iaculis. Maecenas dictum lobortis arcu at sodales. Morbi sed enim massa. Integer viverra tellus id orci venenatis aliquet. Etiam rutrum pharetra nibh, sit amet aliquam magna pulvinar sodales. Phasellus finibus consequat erat. Proin in est massa. Duis quam mi, posuere vulputate sem vitae, vehicula tristique justo. Nulla ullamcorper ligula nec odio interdum finibus.</text:p>
      <text:p text:style-name="P1"/>
      <text:p text:style-name="P1">Nunc posuere quam urna, eu aliquam erat tincidunt vitae. Aenean nibh ex, dapibus vitae lacus eget, dapibus auctor felis. Integer ullamcorper dignissim tortor ac auctor. Quisque aliquet, magna et viverra feugiat, mauris tortor laoreet neque, ut porta metus augue non risus. Cras ultricies leo a est congue faucibus. Pellentesque nec risus dapibus, tincidunt nisl non, ullamcorper arcu. Cum sociis natoque penatibus et magnis dis parturient montes, nascetur ridiculus mus. Vestibulum sollicitudin eu lorem et ornare. Aliquam erat volutpat. Nullam ultricies nulla et ultricies pulvinar. Sed lorem elit, cursus in mi vitae, mollis cursus dui. In quis venenatis risus. Phasellus iaculis dui erat, bibendum lobortis quam ultrices id.</text:p>
      <text:p text:style-name="P1"/>
      <text:p text:style-name="P1">Pellentesque eu cursus dolor. Maecenas ac metus rutrum, eleifend dui ut, tristique urna. Donec in lacus fermentum, consequat leo nec, eleifend augue. Nulla a nunc quis elit hendrerit faucibus at eu augue. Aenean dapibus lobortis massa sed aliquet. Nullam ac massa id lectus tempor faucibus. Cras nec ante sit amet massa fermentum facilisis. Proin dictum rhoncus tellus vitae iaculis. Cras velit nunc, molestie sed orci nec, elementum dignissim neque.</text:p>
      <text:p text:style-name="P1"/>
      <text:p text:style-name="P1">Nulla facilisi. Pellentesque non justo semper, porta quam eget, sagittis odio. Aenean volutpat nisi non nisl tempor, eu volutpat libero porta. Sed in lectus massa. Sed dignissim non enim vitae finibus. Cras <text:soft-page-break/>pharetra sit amet nunc eget pharetra. Maecenas viverra odio et erat tempus, eget egestas lorem feugiat. Pellentesque est massa, feugiat vel felis sed, interdum fermentum nunc. Aenean mollis libero at risus volutpat, quis eleifend diam dapibus. Suspendisse est velit, condimentum quis venenatis a, sollicitudin sit amet risus. Nunc mattis, leo eu convallis semper, lectus neque faucibus odio, a ullamcorper elit lacus ac felis. Etiam vulputate, nulla non ultrices ornare, purus leo lacinia ipsum, vitae consequat turpis sapien vestibulum magna. Praesent fringilla condimentum elit, non condimentum nunc blandit ut. Nullam id nibh id nisi pretium bibendum nec ut augue.</text:p>
      <text:p text:style-name="P1"/>
      <text:p text:style-name="P1">Sed ut nunc pretium, lacinia nibh nec, laoreet ipsum. Sed in libero aliquam nisi pellentesque imperdiet at quis velit. Pellentesque tempor eleifend quam in sagittis. Integer sit amet tristique eros, quis hendrerit diam. Pellentesque non tellus mi. Mauris facilisis sollicitudin lorem eu sodales. Phasellus malesuada leo nec tristique aliquet.</text:p>
      <text:p text:style-name="P1"/>
      <text:p text:style-name="P1">Aenean commodo id orci ullamcorper molestie. Nunc lobortis tortor a neque aliquam, vitae aliquet ante hendrerit. Sed ultricies, metus id commodo rhoncus, mauris est facilisis libero, a pretium neque leo vel mi. Aenean laoreet arcu posuere velit rhoncus, in lobortis felis mattis. Nulla leo purus, suscipit a consequat vel, fringilla ac dui. Quisque fermentum nunc vehicula nisi consequat, ac auctor risus fermentum. Ut tincidunt eros placerat suscipit accumsan. In quis blandit leo.</text:p>
      <text:p text:style-name="P1"/>
      <text:p text:style-name="P1">Aenean et mauris ligula. Phasellus sit amet interdum eros, nec porttitor quam. Mauris consectetur lacus tellus, quis eleifend ante gravida vel. Curabitur eu viverra ex. Vivamus vitae malesuada ex. Aenean tristique ipsum non vehicula euismod. Nunc egestas ipsum arcu. Proin ut mi vitae purus tempor ultricies eu eget tortor. Quisque consequat efficitur enim, et venenatis risus accumsan vitae. Vivamus sit amet auctor eros. Quisque mi arcu, efficitur ut iaculis quis, viverra nec elit.</text:p>
      <text:p text:style-name="P1"/>
      <text:p text:style-name="P1">Maecenas vel magna et eros dignissim volutpat. Praesent enim nisi, commodo quis euismod in, gravida vitae ipsum. Nullam id congue dui. Donec vel tortor vel mi elementum maximus. Morbi imperdiet turpis non velit vulputate cursus. Vivamus suscipit varius lacus sed pretium. In efficitur ipsum nec diam iaculis lobortis. Donec rutrum dolor eu orci consectetur, a elementum enim tincidunt. Suspendisse ac efficitur mauris. Vivamus bibendum malesuada faucibus. Etiam velit tortor, interdum a nulla a, scelerisque commodo 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23:36:20.338005958</meta:creation-date>
    <dc:date>2016-08-24T23:37:00.228942928</dc:date>
    <meta:editing-duration>P0D</meta:editing-duration>
    <meta:editing-cycles>1</meta:editing-cycles>
    <meta:document-statistic meta:table-count="0" meta:image-count="0" meta:object-count="0" meta:page-count="23" meta:paragraph-count="150" meta:word-count="13376" meta:character-count="90164" meta:non-whitespace-character-count="76938"/>
    <meta:generator>LibreOffice/4.2.8.2$Linux_X86_64 LibreOffice_project/420m0$Build-2</meta:generator>
  </office:meta>
</office:document-meta>
</file>